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17bfb67"/>
    </style:style>
    <style:style style:name="P9" style:family="paragraph" style:parent-style-name="Text_20_body">
      <style:paragraph-properties fo:text-align="justify" style:justify-single-word="false"/>
      <style:text-properties officeooo:paragraph-rsid="01809198"/>
    </style:style>
    <style:style style:name="P10" style:family="paragraph" style:parent-style-name="Text_20_body">
      <style:paragraph-properties fo:text-align="justify" style:justify-single-word="false"/>
      <style:text-properties officeooo:rsid="001b0292" officeooo:paragraph-rsid="0025a744"/>
    </style:style>
    <style:style style:name="P11" style:family="paragraph" style:parent-style-name="Text_20_body">
      <style:paragraph-properties fo:text-align="justify" style:justify-single-word="false"/>
      <style:text-properties officeooo:rsid="002e8270" officeooo:paragraph-rsid="002e8270"/>
    </style:style>
    <style:style style:name="P12" style:family="paragraph" style:parent-style-name="Text_20_body">
      <style:paragraph-properties fo:text-align="justify" style:justify-single-word="false"/>
      <style:text-properties officeooo:rsid="0033f61a" officeooo:paragraph-rsid="0033f61a"/>
    </style:style>
    <style:style style:name="P13"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8"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20"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1"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2"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3"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4"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5"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6"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d3f4bb" officeooo:paragraph-rsid="010de8fd"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2"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3" style:family="paragraph" style:parent-style-name="Text_20_body">
      <style:paragraph-properties fo:text-align="justify" style:justify-single-word="false"/>
      <style:text-properties fo:font-style="normal" officeooo:rsid="00ef5e0c" officeooo:paragraph-rsid="00ed6a80" fo:background-color="#ffff00" style:font-style-asian="normal" style:font-style-complex="normal"/>
    </style:style>
    <style:style style:name="P34" style:family="paragraph" style:parent-style-name="Text_20_body">
      <style:paragraph-properties fo:text-align="justify" style:justify-single-word="false"/>
      <style:text-properties fo:font-style="normal" officeooo:rsid="0108e1a2" officeooo:paragraph-rsid="01097fc3" fo:background-color="#ffff00" style:font-style-asian="normal" style:font-style-complex="normal"/>
    </style:style>
    <style:style style:name="P35" style:family="paragraph" style:parent-style-name="Text_20_body">
      <style:paragraph-properties fo:text-align="justify" style:justify-single-word="false"/>
      <style:text-properties fo:font-style="normal" officeooo:rsid="0108e1a2" officeooo:paragraph-rsid="0121aac8" fo:background-color="#ffff00" style:font-style-asian="normal" style:font-style-complex="normal"/>
    </style:style>
    <style:style style:name="P36" style:family="paragraph" style:parent-style-name="Text_20_body">
      <style:paragraph-properties fo:text-align="justify" style:justify-single-word="false"/>
      <style:text-properties fo:font-style="normal" officeooo:rsid="00ed6a80" officeooo:paragraph-rsid="00f8f803" fo:background-color="#ffff00" style:font-style-asian="normal" style:font-style-complex="normal"/>
    </style:style>
    <style:style style:name="P37" style:family="paragraph" style:parent-style-name="Text_20_body">
      <style:paragraph-properties fo:text-align="justify" style:justify-single-word="false"/>
      <style:text-properties fo:font-style="normal" officeooo:rsid="01097fc3" officeooo:paragraph-rsid="01097fc3" fo:background-color="#ffff00" style:font-style-asian="normal" style:font-style-complex="normal"/>
    </style:style>
    <style:style style:name="P38" style:family="paragraph" style:parent-style-name="Text_20_body">
      <style:paragraph-properties fo:text-align="justify" style:justify-single-word="false"/>
      <style:text-properties fo:font-style="normal" officeooo:rsid="0114d42f" officeooo:paragraph-rsid="0114d42f" fo:background-color="#ffff00" style:font-style-asian="normal" style:font-style-complex="normal"/>
    </style:style>
    <style:style style:name="P39" style:family="paragraph" style:parent-style-name="Text_20_body">
      <style:paragraph-properties fo:text-align="justify" style:justify-single-word="false"/>
      <style:text-properties fo:font-style="normal" officeooo:rsid="01377ace" officeooo:paragraph-rsid="01377ace" fo:background-color="#ffff00" style:font-style-asian="normal" style:font-style-complex="normal"/>
    </style:style>
    <style:style style:name="P40"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0f8f803" officeooo:paragraph-rsid="010057f0"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0057f0" officeooo:paragraph-rsid="010057f0"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02be57" officeooo:paragraph-rsid="0102be57"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18eca3" officeooo:paragraph-rsid="0118eca3"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18eca3" officeooo:paragraph-rsid="011ffa8d"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18eca3" officeooo:paragraph-rsid="0140230d"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19d4f5" officeooo:paragraph-rsid="011ffa8d"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21aac8" officeooo:paragraph-rsid="0121aac8"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2773aa" officeooo:paragraph-rsid="012773aa"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293d5e" officeooo:paragraph-rsid="01293d5e"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2cad3c" officeooo:paragraph-rsid="012cad3c"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2e28e3" officeooo:paragraph-rsid="012e28e3"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2e28e3" officeooo:paragraph-rsid="01377ace"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officeooo:rsid="0108e1a2" officeooo:paragraph-rsid="01318f63" fo:background-color="transparent" style:font-style-asian="normal" style:font-style-complex="normal"/>
    </style:style>
    <style:style style:name="P59" style:family="paragraph" style:parent-style-name="Text_20_body">
      <style:paragraph-properties fo:text-align="justify" style:justify-single-word="false"/>
      <style:text-properties fo:font-style="normal" officeooo:rsid="0108e1a2" officeooo:paragraph-rsid="0108e1a2" fo:background-color="transparent" style:font-style-asian="normal" style:font-style-complex="normal"/>
    </style:style>
    <style:style style:name="P60" style:family="paragraph" style:parent-style-name="Text_20_body">
      <style:paragraph-properties fo:text-align="justify" style:justify-single-word="false"/>
      <style:text-properties fo:font-style="normal" officeooo:rsid="0108e1a2" officeooo:paragraph-rsid="014625e7" fo:background-color="transparent" style:font-style-asian="normal" style:font-style-complex="normal"/>
    </style:style>
    <style:style style:name="P61" style:family="paragraph" style:parent-style-name="Text_20_body">
      <style:paragraph-properties fo:text-align="justify" style:justify-single-word="false"/>
      <style:text-properties fo:font-style="normal" officeooo:rsid="0108e1a2" officeooo:paragraph-rsid="016b7567" fo:background-color="transparent" style:font-style-asian="normal" style:font-style-complex="normal"/>
    </style:style>
    <style:style style:name="P62" style:family="paragraph" style:parent-style-name="Text_20_body">
      <style:paragraph-properties fo:text-align="justify" style:justify-single-word="false"/>
      <style:text-properties fo:font-style="normal" officeooo:rsid="01377ace" officeooo:paragraph-rsid="01377ace" fo:background-color="transparent" style:font-style-asian="normal" style:font-style-complex="normal"/>
    </style:style>
    <style:style style:name="P63" style:family="paragraph" style:parent-style-name="Text_20_body">
      <style:paragraph-properties fo:text-align="justify" style:justify-single-word="false"/>
      <style:text-properties fo:font-style="normal" officeooo:rsid="01377ace" officeooo:paragraph-rsid="01464d5e" fo:background-color="transparent" style:font-style-asian="normal" style:font-style-complex="normal"/>
    </style:style>
    <style:style style:name="P64" style:family="paragraph" style:parent-style-name="Text_20_body">
      <style:paragraph-properties fo:text-align="justify" style:justify-single-word="false"/>
      <style:text-properties fo:font-style="normal" officeooo:rsid="0138ac78" officeooo:paragraph-rsid="0138ac78" fo:background-color="transparent" style:font-style-asian="normal" style:font-style-complex="normal"/>
    </style:style>
    <style:style style:name="P65" style:family="paragraph" style:parent-style-name="Text_20_body">
      <style:paragraph-properties fo:text-align="justify" style:justify-single-word="false"/>
      <style:text-properties fo:font-style="normal" officeooo:rsid="013e8cc9" officeooo:paragraph-rsid="013e8cc9" fo:background-color="transparent" style:font-style-asian="normal" style:font-style-complex="normal"/>
    </style:style>
    <style:style style:name="P66" style:family="paragraph" style:parent-style-name="Text_20_body">
      <style:paragraph-properties fo:text-align="justify" style:justify-single-word="false"/>
      <style:text-properties fo:font-style="normal" officeooo:rsid="014528d7" officeooo:paragraph-rsid="014528d7" fo:background-color="transparent" style:font-style-asian="normal" style:font-style-complex="normal"/>
    </style:style>
    <style:style style:name="P67" style:family="paragraph" style:parent-style-name="Text_20_body">
      <style:paragraph-properties fo:text-align="justify" style:justify-single-word="false"/>
      <style:text-properties fo:font-style="normal" officeooo:rsid="013f4c2b" officeooo:paragraph-rsid="014528d7" fo:background-color="transparent" style:font-style-asian="normal" style:font-style-complex="normal"/>
    </style:style>
    <style:style style:name="P68" style:family="paragraph" style:parent-style-name="Text_20_body">
      <style:paragraph-properties fo:text-align="justify" style:justify-single-word="false"/>
      <style:text-properties fo:font-style="normal" officeooo:rsid="0145cc93" officeooo:paragraph-rsid="014625e7" fo:background-color="transparent" style:font-style-asian="normal" style:font-style-complex="normal"/>
    </style:style>
    <style:style style:name="P69" style:family="paragraph" style:parent-style-name="Text_20_body">
      <style:paragraph-properties fo:text-align="justify" style:justify-single-word="false"/>
      <style:text-properties fo:font-style="normal" officeooo:rsid="01583e79" officeooo:paragraph-rsid="01583e79" fo:background-color="transparent" style:font-style-asian="normal" style:font-style-complex="normal"/>
    </style:style>
    <style:style style:name="P70" style:family="paragraph" style:parent-style-name="Text_20_body">
      <style:paragraph-properties fo:text-align="justify" style:justify-single-word="false"/>
      <style:text-properties fo:font-style="normal" officeooo:rsid="0140230d" officeooo:paragraph-rsid="0140230d" fo:background-color="transparent" style:font-style-asian="normal" style:font-style-complex="normal"/>
    </style:style>
    <style:style style:name="P71" style:family="paragraph" style:parent-style-name="Text_20_body">
      <style:paragraph-properties fo:text-align="justify" style:justify-single-word="false"/>
      <style:text-properties fo:font-style="normal" officeooo:rsid="0159727b" officeooo:paragraph-rsid="0159727b" fo:background-color="transparent" style:font-style-asian="normal" style:font-style-complex="normal"/>
    </style:style>
    <style:style style:name="P72" style:family="paragraph" style:parent-style-name="Text_20_body">
      <style:paragraph-properties fo:text-align="justify" style:justify-single-word="false"/>
      <style:text-properties fo:font-style="normal" officeooo:rsid="015c90e2" officeooo:paragraph-rsid="015c90e2" fo:background-color="transparent" style:font-style-asian="normal" style:font-style-complex="normal"/>
    </style:style>
    <style:style style:name="P73" style:family="paragraph" style:parent-style-name="Text_20_body">
      <style:paragraph-properties fo:text-align="justify" style:justify-single-word="false"/>
      <style:text-properties fo:font-style="normal" officeooo:rsid="015c90e2" officeooo:paragraph-rsid="015fd0d2" fo:background-color="transparent" style:font-style-asian="normal" style:font-style-complex="normal"/>
    </style:style>
    <style:style style:name="P74" style:family="paragraph" style:parent-style-name="Text_20_body">
      <style:paragraph-properties fo:text-align="justify" style:justify-single-word="false"/>
      <style:text-properties fo:font-style="normal" officeooo:rsid="01299d03" officeooo:paragraph-rsid="015ec2dc" fo:background-color="transparent" style:font-style-asian="normal" style:font-style-complex="normal"/>
    </style:style>
    <style:style style:name="P75" style:family="paragraph" style:parent-style-name="Text_20_body">
      <style:paragraph-properties fo:text-align="justify" style:justify-single-word="false"/>
      <style:text-properties fo:font-style="normal" officeooo:rsid="015fd0d2" officeooo:paragraph-rsid="015fd0d2" fo:background-color="transparent" style:font-style-asian="normal" style:font-style-complex="normal"/>
    </style:style>
    <style:style style:name="P76" style:family="paragraph" style:parent-style-name="Text_20_body">
      <style:paragraph-properties fo:text-align="justify" style:justify-single-word="false"/>
      <style:text-properties fo:font-style="normal" officeooo:rsid="0164a557" officeooo:paragraph-rsid="0165cfdd" fo:background-color="transparent" style:font-style-asian="normal" style:font-style-complex="normal"/>
    </style:style>
    <style:style style:name="P77" style:family="paragraph" style:parent-style-name="Text_20_body">
      <style:paragraph-properties fo:text-align="justify" style:justify-single-word="false"/>
      <style:text-properties fo:font-style="normal" officeooo:rsid="016c35e9" officeooo:paragraph-rsid="016c35e9" fo:background-color="transparent" style:font-style-asian="normal" style:font-style-complex="normal"/>
    </style:style>
    <style:style style:name="P78" style:family="paragraph" style:parent-style-name="Text_20_body">
      <style:paragraph-properties fo:text-align="justify" style:justify-single-word="false"/>
      <style:text-properties fo:font-style="normal" officeooo:rsid="016b7567" officeooo:paragraph-rsid="016b7567" fo:background-color="transparent" style:font-style-asian="normal" style:font-style-complex="normal"/>
    </style:style>
    <style:style style:name="P79" style:family="paragraph" style:parent-style-name="Text_20_body">
      <style:paragraph-properties fo:text-align="justify" style:justify-single-word="false"/>
      <style:text-properties fo:font-style="normal" officeooo:rsid="016dde30" officeooo:paragraph-rsid="016dde30" fo:background-color="transparent" style:font-style-asian="normal" style:font-style-complex="normal"/>
    </style:style>
    <style:style style:name="P80" style:family="paragraph" style:parent-style-name="Text_20_body">
      <style:paragraph-properties fo:text-align="justify" style:justify-single-word="false"/>
      <style:text-properties fo:font-style="normal" officeooo:rsid="0174a7d4" officeooo:paragraph-rsid="0174a7d4" fo:background-color="transparent" style:font-style-asian="normal" style:font-style-complex="normal"/>
    </style:style>
    <style:style style:name="P81" style:family="paragraph" style:parent-style-name="Text_20_body">
      <style:paragraph-properties fo:text-align="justify" style:justify-single-word="false"/>
      <style:text-properties fo:font-style="normal" officeooo:rsid="0178b712" officeooo:paragraph-rsid="0178b712" fo:background-color="transparent" style:font-style-asian="normal" style:font-style-complex="normal"/>
    </style:style>
    <style:style style:name="P82" style:family="paragraph" style:parent-style-name="Text_20_body">
      <style:paragraph-properties fo:text-align="justify" style:justify-single-word="false"/>
      <style:text-properties fo:font-style="normal" officeooo:rsid="0179c4c8" officeooo:paragraph-rsid="0179c4c8" fo:background-color="transparent" style:font-style-asian="normal" style:font-style-complex="normal"/>
    </style:style>
    <style:style style:name="P83" style:family="paragraph" style:parent-style-name="Text_20_body">
      <style:paragraph-properties fo:text-align="justify" style:justify-single-word="false"/>
      <style:text-properties fo:font-style="normal" officeooo:rsid="017d31a3" officeooo:paragraph-rsid="017d31a3" fo:background-color="transparent" style:font-style-asian="normal" style:font-style-complex="normal"/>
    </style:style>
    <style:style style:name="P84"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d230b3" fo:background-color="#ffff00" style:font-style-asian="normal" style:font-style-complex="normal"/>
    </style:style>
    <style:style style:name="P85"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86"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87"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88" style:family="paragraph" style:parent-style-name="Text_20_body">
      <style:paragraph-properties fo:text-align="justify" style:justify-single-word="false"/>
      <style:text-properties fo:font-style="italic" officeooo:rsid="00fb9638" officeooo:paragraph-rsid="00fb9638" fo:background-color="transparent" style:font-style-asian="italic" style:font-style-complex="italic"/>
    </style:style>
    <style:style style:name="P89" style:family="paragraph" style:parent-style-name="Text_20_body">
      <style:paragraph-properties fo:text-align="justify" style:justify-single-word="false"/>
      <style:text-properties fo:font-style="italic" officeooo:rsid="00fc1573" officeooo:paragraph-rsid="00fc1573" fo:background-color="transparent" style:font-style-asian="italic" style:font-style-complex="italic"/>
    </style:style>
    <style:style style:name="P90" style:family="paragraph" style:parent-style-name="Text_20_body">
      <style:paragraph-properties fo:text-align="justify" style:justify-single-word="false"/>
      <style:text-properties fo:font-style="italic" officeooo:rsid="010057f0" officeooo:paragraph-rsid="010057f0" fo:background-color="transparent" style:font-style-asian="italic" style:font-style-complex="italic"/>
    </style:style>
    <style:style style:name="P91" style:family="paragraph" style:parent-style-name="Text_20_body">
      <style:paragraph-properties fo:text-align="justify" style:justify-single-word="false"/>
      <style:text-properties fo:font-style="italic" officeooo:rsid="0111bcd4" officeooo:paragraph-rsid="0111bcd4" fo:background-color="transparent" style:font-style-asian="italic" style:font-style-complex="italic"/>
    </style:style>
    <style:style style:name="P92" style:family="paragraph" style:parent-style-name="Text_20_body">
      <style:paragraph-properties fo:text-align="justify" style:justify-single-word="false"/>
      <style:text-properties fo:font-style="italic" officeooo:rsid="011358a9" officeooo:paragraph-rsid="011358a9" fo:background-color="transparent" style:font-style-asian="italic" style:font-style-complex="italic"/>
    </style:style>
    <style:style style:name="P93" style:family="paragraph" style:parent-style-name="Text_20_body">
      <style:text-properties officeooo:rsid="003e4239" officeooo:paragraph-rsid="003e4239"/>
    </style:style>
    <style:style style:name="P94" style:family="paragraph" style:parent-style-name="Text_20_body">
      <style:text-properties officeooo:paragraph-rsid="003e4239"/>
    </style:style>
    <style:style style:name="P95" style:family="paragraph" style:parent-style-name="Text_20_body">
      <style:text-properties officeooo:rsid="00579543" officeooo:paragraph-rsid="00579543"/>
    </style:style>
    <style:style style:name="P96" style:family="paragraph" style:parent-style-name="Text_20_body">
      <style:text-properties officeooo:rsid="0057b159" officeooo:paragraph-rsid="0057b159"/>
    </style:style>
    <style:style style:name="P97" style:family="paragraph" style:parent-style-name="Text_20_body">
      <style:text-properties officeooo:rsid="0057b159" officeooo:paragraph-rsid="007c05f1"/>
    </style:style>
    <style:style style:name="P98" style:family="paragraph" style:parent-style-name="Text_20_body">
      <style:text-properties officeooo:rsid="00653342" officeooo:paragraph-rsid="00653342"/>
    </style:style>
    <style:style style:name="P99" style:family="paragraph" style:parent-style-name="Text_20_body">
      <style:text-properties officeooo:rsid="006a81ce" officeooo:paragraph-rsid="006a81ce"/>
    </style:style>
    <style:style style:name="P100" style:family="paragraph" style:parent-style-name="Text_20_body">
      <style:text-properties officeooo:rsid="006a81ce" officeooo:paragraph-rsid="0078fc2c"/>
    </style:style>
    <style:style style:name="P101" style:family="paragraph" style:parent-style-name="Text_20_body">
      <style:text-properties officeooo:rsid="006a81ce" officeooo:paragraph-rsid="0057b159"/>
    </style:style>
    <style:style style:name="P102" style:family="paragraph" style:parent-style-name="Text_20_body">
      <style:text-properties officeooo:rsid="00771a87" officeooo:paragraph-rsid="00771a87"/>
    </style:style>
    <style:style style:name="P103" style:family="paragraph" style:parent-style-name="Text_20_body">
      <style:text-properties officeooo:rsid="007c05f1" officeooo:paragraph-rsid="007c05f1"/>
    </style:style>
    <style:style style:name="P104" style:family="paragraph" style:parent-style-name="Text_20_body">
      <style:text-properties officeooo:rsid="0062de02" officeooo:paragraph-rsid="0062de02"/>
    </style:style>
    <style:style style:name="P105" style:family="paragraph" style:parent-style-name="Text_20_body">
      <style:text-properties officeooo:rsid="0062de02" officeooo:paragraph-rsid="00829ff2"/>
    </style:style>
    <style:style style:name="P106" style:family="paragraph" style:parent-style-name="Text_20_body">
      <style:text-properties officeooo:rsid="0062de02" officeooo:paragraph-rsid="008317e6"/>
    </style:style>
    <style:style style:name="P107" style:family="paragraph" style:parent-style-name="Text_20_body">
      <style:text-properties officeooo:rsid="0062de02" officeooo:paragraph-rsid="0086045d"/>
    </style:style>
    <style:style style:name="P108" style:family="paragraph" style:parent-style-name="Text_20_body">
      <style:text-properties officeooo:rsid="00829ff2" officeooo:paragraph-rsid="00829ff2"/>
    </style:style>
    <style:style style:name="P109" style:family="paragraph" style:parent-style-name="Text_20_body">
      <style:text-properties officeooo:rsid="008317e6" officeooo:paragraph-rsid="008317e6"/>
    </style:style>
    <style:style style:name="P110" style:family="paragraph" style:parent-style-name="Text_20_body">
      <style:text-properties officeooo:paragraph-rsid="00653342"/>
    </style:style>
    <style:style style:name="P111" style:family="paragraph" style:parent-style-name="Text_20_body">
      <style:text-properties officeooo:rsid="0086045d" officeooo:paragraph-rsid="0086045d"/>
    </style:style>
    <style:style style:name="P112" style:family="paragraph" style:parent-style-name="Text_20_body">
      <style:text-properties officeooo:rsid="008afce7" officeooo:paragraph-rsid="008afce7"/>
    </style:style>
    <style:style style:name="P113" style:family="paragraph" style:parent-style-name="Text_20_body">
      <style:text-properties officeooo:rsid="008afce7" officeooo:paragraph-rsid="008c2c37"/>
    </style:style>
    <style:style style:name="P114" style:family="paragraph" style:parent-style-name="Text_20_body">
      <style:text-properties officeooo:rsid="0091bcb0" officeooo:paragraph-rsid="0091bcb0"/>
    </style:style>
    <style:style style:name="P115" style:family="paragraph" style:parent-style-name="Text_20_body">
      <style:text-properties officeooo:rsid="0091bcb0" officeooo:paragraph-rsid="00b233e9"/>
    </style:style>
    <style:style style:name="P116" style:family="paragraph" style:parent-style-name="Text_20_body">
      <style:text-properties officeooo:rsid="0098f74d" officeooo:paragraph-rsid="0098f74d"/>
    </style:style>
    <style:style style:name="P117" style:family="paragraph" style:parent-style-name="Text_20_body">
      <style:text-properties officeooo:rsid="009bd08c" officeooo:paragraph-rsid="009d03f3"/>
    </style:style>
    <style:style style:name="P118" style:family="paragraph" style:parent-style-name="Text_20_body">
      <style:text-properties officeooo:rsid="00a0e011" officeooo:paragraph-rsid="00a0e011"/>
    </style:style>
    <style:style style:name="P119" style:family="paragraph" style:parent-style-name="Text_20_body">
      <style:text-properties officeooo:rsid="00a25a4c" officeooo:paragraph-rsid="00a25a4c"/>
    </style:style>
    <style:style style:name="P120" style:family="paragraph" style:parent-style-name="Text_20_body">
      <style:text-properties officeooo:rsid="00a57ea8" officeooo:paragraph-rsid="00a57ea8"/>
    </style:style>
    <style:style style:name="P121" style:family="paragraph" style:parent-style-name="Text_20_body">
      <style:text-properties officeooo:rsid="00b7b032" officeooo:paragraph-rsid="00b7b032"/>
    </style:style>
    <style:style style:name="P122" style:family="paragraph" style:parent-style-name="Text_20_body">
      <style:text-properties officeooo:rsid="00b85c32" officeooo:paragraph-rsid="00b85c32"/>
    </style:style>
    <style:style style:name="P123" style:family="paragraph" style:parent-style-name="Text_20_body">
      <style:text-properties officeooo:rsid="00bf0f2e" officeooo:paragraph-rsid="00bf0f2e"/>
    </style:style>
    <style:style style:name="P124" style:family="paragraph" style:parent-style-name="Text_20_body">
      <style:text-properties officeooo:rsid="00c2ba05" officeooo:paragraph-rsid="00c2ba05"/>
    </style:style>
    <style:style style:name="P125" style:family="paragraph" style:parent-style-name="Text_20_body">
      <style:text-properties officeooo:rsid="00c2ba05" officeooo:paragraph-rsid="00c2ba05" fo:background-color="#ffff00"/>
    </style:style>
    <style:style style:name="P126" style:family="paragraph" style:parent-style-name="Text_20_body">
      <style:text-properties officeooo:rsid="00c6e0d4" officeooo:paragraph-rsid="00c6e0d4" fo:background-color="#ffff00"/>
    </style:style>
    <style:style style:name="P127" style:family="paragraph" style:parent-style-name="Text_20_body">
      <style:text-properties officeooo:rsid="00c73364" officeooo:paragraph-rsid="00c73364" fo:background-color="#ffff00"/>
    </style:style>
    <style:style style:name="P128" style:family="paragraph" style:parent-style-name="Text_20_body">
      <style:text-properties officeooo:rsid="00c6e0d4" officeooo:paragraph-rsid="00c6e0d4"/>
    </style:style>
    <style:style style:name="P129" style:family="paragraph" style:parent-style-name="Text_20_body">
      <style:text-properties officeooo:rsid="00c6e0d4" officeooo:paragraph-rsid="00c8541b"/>
    </style:style>
    <style:style style:name="P130" style:family="paragraph" style:parent-style-name="Text_20_body">
      <style:text-properties officeooo:rsid="00b8e128" officeooo:paragraph-rsid="00cafc33"/>
    </style:style>
    <style:style style:name="P131" style:family="paragraph" style:parent-style-name="Text_20_body">
      <style:text-properties officeooo:rsid="00c8541b" officeooo:paragraph-rsid="00c8541b"/>
    </style:style>
    <style:style style:name="P132" style:family="paragraph" style:parent-style-name="Text_20_body">
      <style:text-properties officeooo:rsid="00bc45f6" officeooo:paragraph-rsid="00cafc33"/>
    </style:style>
    <style:style style:name="P133" style:family="paragraph" style:parent-style-name="Text_20_body">
      <style:paragraph-properties fo:text-align="justify" style:justify-single-word="false"/>
      <style:text-properties officeooo:rsid="00d31dd5" officeooo:paragraph-rsid="00d31dd5"/>
    </style:style>
    <style:style style:name="P134" style:family="paragraph" style:parent-style-name="Text_20_body">
      <style:paragraph-properties fo:text-align="justify" style:justify-single-word="false"/>
      <style:text-properties officeooo:rsid="00d3d437" officeooo:paragraph-rsid="00d3d437"/>
    </style:style>
    <style:style style:name="P135" style:family="paragraph" style:parent-style-name="Text_20_body">
      <style:text-properties officeooo:rsid="00e306d8" officeooo:paragraph-rsid="00e306d8"/>
    </style:style>
    <style:style style:name="P136" style:family="paragraph" style:parent-style-name="Text_20_body">
      <style:paragraph-properties fo:text-align="justify" style:justify-single-word="false"/>
      <style:text-properties officeooo:rsid="00fe0e97" officeooo:paragraph-rsid="00fe0e97"/>
    </style:style>
    <style:style style:name="P137" style:family="paragraph" style:parent-style-name="Text_20_body">
      <style:paragraph-properties fo:text-align="justify" style:justify-single-word="false"/>
      <style:text-properties officeooo:rsid="00e29fcc" officeooo:paragraph-rsid="00e29fcc"/>
    </style:style>
    <style:style style:name="P138" style:family="paragraph" style:parent-style-name="Text_20_body">
      <style:paragraph-properties fo:text-align="justify" style:justify-single-word="false"/>
      <style:text-properties officeooo:rsid="00ff30b8" officeooo:paragraph-rsid="00ff30b8"/>
    </style:style>
    <style:style style:name="P139" style:family="paragraph" style:parent-style-name="Text_20_body">
      <style:paragraph-properties fo:text-align="justify" style:justify-single-word="false"/>
      <style:text-properties officeooo:rsid="017c3bf5" officeooo:paragraph-rsid="017c3bf5"/>
    </style:style>
    <style:style style:name="P140" style:family="paragraph" style:parent-style-name="Text_20_body">
      <style:paragraph-properties fo:text-align="justify" style:justify-single-word="false"/>
      <style:text-properties officeooo:rsid="017ac578" officeooo:paragraph-rsid="017bfb67"/>
    </style:style>
    <style:style style:name="P141" style:family="paragraph" style:parent-style-name="Text_20_body">
      <style:paragraph-properties fo:text-align="justify" style:justify-single-word="false"/>
      <style:text-properties officeooo:rsid="017ecbf4" officeooo:paragraph-rsid="017ecbf4"/>
    </style:style>
    <style:style style:name="P142" style:family="paragraph" style:parent-style-name="Text_20_body">
      <style:paragraph-properties fo:text-align="justify" style:justify-single-word="false"/>
      <style:text-properties officeooo:rsid="01823ec3" officeooo:paragraph-rsid="01823ec3"/>
    </style:style>
    <style:style style:name="P143" style:family="paragraph" style:parent-style-name="Text_20_body">
      <style:paragraph-properties fo:text-align="justify" style:justify-single-word="false"/>
      <style:text-properties officeooo:rsid="0185c40f" officeooo:paragraph-rsid="01881bc2"/>
    </style:style>
    <style:style style:name="P144" style:family="paragraph" style:parent-style-name="Text_20_body">
      <style:paragraph-properties fo:text-align="justify" style:justify-single-word="false"/>
      <style:text-properties officeooo:rsid="0186f8a6" officeooo:paragraph-rsid="018d6ac2"/>
    </style:style>
    <style:style style:name="P145" style:family="paragraph" style:parent-style-name="Text_20_body">
      <style:paragraph-properties fo:text-align="justify" style:justify-single-word="false"/>
      <style:text-properties officeooo:rsid="01881bc2" officeooo:paragraph-rsid="018f1271"/>
    </style:style>
    <style:style style:name="P146" style:family="paragraph" style:parent-style-name="Text_20_body">
      <style:paragraph-properties fo:text-align="justify" style:justify-single-word="false"/>
      <style:text-properties officeooo:rsid="018e0d0e" officeooo:paragraph-rsid="018e0d0e"/>
    </style:style>
    <style:style style:name="P147" style:family="paragraph" style:parent-style-name="Text_20_body">
      <style:paragraph-properties fo:text-align="justify" style:justify-single-word="false"/>
      <style:text-properties officeooo:rsid="01906b6b" officeooo:paragraph-rsid="01906b6b"/>
    </style:style>
    <style:style style:name="P148" style:family="paragraph" style:parent-style-name="Text_20_body">
      <style:paragraph-properties fo:text-align="justify" style:justify-single-word="false"/>
      <style:text-properties officeooo:rsid="0189e5f1" officeooo:paragraph-rsid="018f1271"/>
    </style:style>
    <style:style style:name="P149" style:family="paragraph" style:parent-style-name="Text_20_body">
      <style:paragraph-properties fo:text-align="justify" style:justify-single-word="false"/>
      <style:text-properties officeooo:rsid="0191c0c9" officeooo:paragraph-rsid="0191c0c9"/>
    </style:style>
    <style:style style:name="P150" style:family="paragraph" style:parent-style-name="Text_20_body">
      <style:paragraph-properties fo:text-align="justify" style:justify-single-word="false"/>
      <style:text-properties officeooo:rsid="01938c65" officeooo:paragraph-rsid="01938c65"/>
    </style:style>
    <style:style style:name="P151" style:family="paragraph" style:parent-style-name="Footnote">
      <style:text-properties officeooo:paragraph-rsid="0125a2a2"/>
    </style:style>
    <style:style style:name="P152" style:family="paragraph" style:parent-style-name="Text_20_body">
      <style:paragraph-properties fo:text-align="justify" style:justify-single-word="false" fo:padding="0cm" fo:border="none" style:shadow="none" style:join-border="false"/>
      <style:text-properties officeooo:rsid="01938c65" officeooo:paragraph-rsid="01938c65"/>
    </style:style>
    <style:style style:name="P153" style:family="paragraph" style:parent-style-name="Text_20_body">
      <style:paragraph-properties fo:text-align="justify" style:justify-single-word="false" fo:padding="0cm" fo:border="none" style:shadow="none" style:join-border="false"/>
      <style:text-properties officeooo:rsid="01996160" officeooo:paragraph-rsid="01996160"/>
    </style:style>
    <style:style style:name="P154" style:family="paragraph" style:parent-style-name="Text_20_body">
      <style:paragraph-properties fo:text-align="justify" style:justify-single-word="false" fo:padding="0cm" fo:border="none" style:shadow="none" style:join-border="false"/>
      <style:text-properties officeooo:rsid="01a11b49" officeooo:paragraph-rsid="01a11b49"/>
    </style:style>
    <style:style style:name="P155" style:family="paragraph" style:parent-style-name="Text_20_body">
      <style:paragraph-properties fo:text-align="justify" style:justify-single-word="false" fo:padding="0cm" fo:border="none" style:shadow="none" style:join-border="false"/>
      <style:text-properties officeooo:rsid="01a3bad0" officeooo:paragraph-rsid="01a3bad0"/>
    </style:style>
    <style:style style:name="P156" style:family="paragraph" style:parent-style-name="Text_20_body">
      <style:paragraph-properties fo:text-align="justify" style:justify-single-word="false" fo:padding="0cm" fo:border="none" style:shadow="none" style:join-border="false"/>
      <style:text-properties officeooo:rsid="01a3bd70" officeooo:paragraph-rsid="01a3bd70"/>
    </style:style>
    <style:style style:name="P157" style:family="paragraph" style:parent-style-name="Text_20_body">
      <style:paragraph-properties fo:text-align="justify" style:justify-single-word="false" fo:padding="0cm" fo:border="none" style:shadow="none" style:join-border="false"/>
      <style:text-properties officeooo:rsid="01a3bad0" officeooo:paragraph-rsid="01a3bad0"/>
    </style:style>
    <style:style style:name="P158" style:family="paragraph" style:parent-style-name="Text_20_body">
      <style:paragraph-properties fo:text-align="justify" style:justify-single-word="false" fo:padding="0cm" fo:border="none" style:shadow="none" style:join-border="false"/>
      <style:text-properties officeooo:rsid="01a6b956" officeooo:paragraph-rsid="01a6b956"/>
    </style:style>
    <style:style style:name="P159" style:family="paragraph" style:parent-style-name="Text_20_body">
      <style:paragraph-properties fo:text-align="justify" style:justify-single-word="false" fo:padding="0cm" fo:border="none" style:shadow="none" style:join-border="false"/>
      <style:text-properties officeooo:rsid="01a7b03f" officeooo:paragraph-rsid="01a7b03f"/>
    </style:style>
    <style:style style:name="P160" style:family="paragraph" style:parent-style-name="Text_20_body">
      <style:paragraph-properties fo:text-align="justify" style:justify-single-word="false" fo:padding="0cm" fo:border="none" style:shadow="none" style:join-border="false"/>
      <style:text-properties officeooo:rsid="01ad0601" officeooo:paragraph-rsid="01ad0601"/>
    </style:style>
    <style:style style:name="P161" style:family="paragraph" style:parent-style-name="Text_20_body">
      <style:paragraph-properties fo:text-align="justify" style:justify-single-word="false" fo:padding="0cm" fo:border="none" style:shadow="none" style:join-border="false"/>
      <style:text-properties officeooo:rsid="01ae1e13" officeooo:paragraph-rsid="01ae1e13"/>
    </style:style>
    <style:style style:name="P162" style:family="paragraph" style:parent-style-name="Text_20_body">
      <style:paragraph-properties fo:text-align="justify" style:justify-single-word="false" fo:padding="0cm" fo:border="none" style:shadow="none" style:join-border="false"/>
      <style:text-properties officeooo:rsid="01a11b49" officeooo:paragraph-rsid="01a11b49"/>
    </style:style>
    <style:style style:name="P163" style:family="paragraph" style:parent-style-name="Text_20_body">
      <style:paragraph-properties fo:text-align="justify" style:justify-single-word="false" fo:padding="0cm" fo:border="none" style:shadow="none" style:join-border="false"/>
      <style:text-properties officeooo:rsid="01a11b49" officeooo:paragraph-rsid="01c3a31d"/>
    </style:style>
    <style:style style:name="P164" style:family="paragraph" style:parent-style-name="Text_20_body">
      <style:paragraph-properties fo:text-align="justify" style:justify-single-word="false" fo:padding="0cm" fo:border="none" style:shadow="none" style:join-border="false"/>
      <style:text-properties officeooo:rsid="01a11b49" officeooo:paragraph-rsid="01c67ebe"/>
    </style:style>
    <style:style style:name="P165" style:family="paragraph" style:parent-style-name="Text_20_body">
      <style:paragraph-properties fo:text-align="justify" style:justify-single-word="false" fo:padding="0cm" fo:border="none" style:shadow="none" style:join-border="false"/>
      <style:text-properties officeooo:rsid="01b008dd" officeooo:paragraph-rsid="01b008dd"/>
    </style:style>
    <style:style style:name="P166" style:family="paragraph" style:parent-style-name="Text_20_body">
      <style:paragraph-properties fo:text-align="justify" style:justify-single-word="false" fo:padding="0cm" fo:border="none" style:shadow="none" style:join-border="false"/>
      <style:text-properties officeooo:rsid="01b0ebd1" officeooo:paragraph-rsid="01b0ebd1"/>
    </style:style>
    <style:style style:name="P167" style:family="paragraph" style:parent-style-name="Text_20_body">
      <style:paragraph-properties fo:text-align="justify" style:justify-single-word="false" fo:padding="0cm" fo:border="none" style:shadow="none" style:join-border="false"/>
      <style:text-properties officeooo:rsid="01b67eef" officeooo:paragraph-rsid="01b67eef"/>
    </style:style>
    <style:style style:name="P168" style:family="paragraph" style:parent-style-name="Text_20_body">
      <style:paragraph-properties fo:text-align="justify" style:justify-single-word="false" fo:padding="0cm" fo:border="none" style:shadow="none" style:join-border="false"/>
      <style:text-properties officeooo:rsid="01b920d3" officeooo:paragraph-rsid="01b920d3"/>
    </style:style>
    <style:style style:name="P169" style:family="paragraph" style:parent-style-name="Text_20_body">
      <style:paragraph-properties fo:text-align="justify" style:justify-single-word="false" fo:padding="0cm" fo:border="none" style:shadow="none" style:join-border="false"/>
      <style:text-properties officeooo:rsid="01bbf121" officeooo:paragraph-rsid="01bbf121"/>
    </style:style>
    <style:style style:name="P170" style:family="paragraph" style:parent-style-name="Text_20_body">
      <style:paragraph-properties fo:text-align="justify" style:justify-single-word="false" fo:padding="0cm" fo:border="none" style:shadow="none" style:join-border="false"/>
      <style:text-properties officeooo:rsid="01c67ebe" officeooo:paragraph-rsid="01c67ebe"/>
    </style:style>
    <style:style style:name="P171" style:family="paragraph" style:parent-style-name="Heading_20_1">
      <style:paragraph-properties fo:text-align="center" style:justify-single-word="false"/>
    </style:style>
    <style:style style:name="P172"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officeooo:rsid="0165cfdd" fo:background-color="#ffff00" loext:char-shading-value="0"/>
    </style:style>
    <style:style style:name="T30" style:family="text">
      <style:text-properties officeooo:rsid="016776c7" fo:background-color="#ffff00" loext:char-shading-value="0"/>
    </style:style>
    <style:style style:name="T31" style:family="text">
      <style:text-properties officeooo:rsid="0052bd42"/>
    </style:style>
    <style:style style:name="T32" style:family="text">
      <style:text-properties officeooo:rsid="0054b361"/>
    </style:style>
    <style:style style:name="T33" style:family="text">
      <style:text-properties officeooo:rsid="0056a3ca"/>
    </style:style>
    <style:style style:name="T34" style:family="text">
      <style:text-properties officeooo:rsid="00598937"/>
    </style:style>
    <style:style style:name="T35" style:family="text">
      <style:text-properties officeooo:rsid="005ae49b"/>
    </style:style>
    <style:style style:name="T36" style:family="text">
      <style:text-properties officeooo:rsid="005bfeb6"/>
    </style:style>
    <style:style style:name="T37" style:family="text">
      <style:text-properties officeooo:rsid="00653342"/>
    </style:style>
    <style:style style:name="T38" style:family="text">
      <style:text-properties officeooo:rsid="006857aa"/>
    </style:style>
    <style:style style:name="T39" style:family="text">
      <style:text-properties officeooo:rsid="006d2b09"/>
    </style:style>
    <style:style style:name="T40" style:family="text">
      <style:text-properties officeooo:rsid="00717ade"/>
    </style:style>
    <style:style style:name="T41" style:family="text">
      <style:text-properties officeooo:rsid="0079400a"/>
    </style:style>
    <style:style style:name="T42" style:family="text">
      <style:text-properties officeooo:rsid="007c05f1"/>
    </style:style>
    <style:style style:name="T43" style:family="text">
      <style:text-properties officeooo:rsid="007c26ed"/>
    </style:style>
    <style:style style:name="T44" style:family="text">
      <style:text-properties officeooo:rsid="007ccc0b"/>
    </style:style>
    <style:style style:name="T45" style:family="text">
      <style:text-properties officeooo:rsid="007f2b0b"/>
    </style:style>
    <style:style style:name="T46" style:family="text">
      <style:text-properties officeooo:rsid="007f353c"/>
    </style:style>
    <style:style style:name="T47" style:family="text">
      <style:text-properties officeooo:rsid="0084a4bf"/>
    </style:style>
    <style:style style:name="T48" style:family="text">
      <style:text-properties officeooo:rsid="0086045d"/>
    </style:style>
    <style:style style:name="T49" style:family="text">
      <style:text-properties officeooo:rsid="00868259"/>
    </style:style>
    <style:style style:name="T50" style:family="text">
      <style:text-properties officeooo:rsid="0086ecfb"/>
    </style:style>
    <style:style style:name="T51" style:family="text">
      <style:text-properties officeooo:rsid="008b7b1f"/>
    </style:style>
    <style:style style:name="T52" style:family="text">
      <style:text-properties officeooo:rsid="0091bcb0"/>
    </style:style>
    <style:style style:name="T53" style:family="text">
      <style:text-properties officeooo:rsid="0092afc6"/>
    </style:style>
    <style:style style:name="T54" style:family="text">
      <style:text-properties officeooo:rsid="00957c6e"/>
    </style:style>
    <style:style style:name="T55" style:family="text">
      <style:text-properties officeooo:rsid="0099e211"/>
    </style:style>
    <style:style style:name="T56" style:family="text">
      <style:text-properties officeooo:rsid="009d03f3"/>
    </style:style>
    <style:style style:name="T57" style:family="text">
      <style:text-properties officeooo:rsid="00a0e011"/>
    </style:style>
    <style:style style:name="T58" style:family="text">
      <style:text-properties officeooo:rsid="00a11756"/>
    </style:style>
    <style:style style:name="T59" style:family="text">
      <style:text-properties officeooo:rsid="00a197f4"/>
    </style:style>
    <style:style style:name="T60" style:family="text">
      <style:text-properties officeooo:rsid="00a333da"/>
    </style:style>
    <style:style style:name="T61" style:family="text">
      <style:text-properties officeooo:rsid="00a4987e"/>
    </style:style>
    <style:style style:name="T62" style:family="text">
      <style:text-properties officeooo:rsid="00a4f31b"/>
    </style:style>
    <style:style style:name="T63" style:family="text">
      <style:text-properties officeooo:rsid="00a57ea8"/>
    </style:style>
    <style:style style:name="T64" style:family="text">
      <style:text-properties officeooo:rsid="00a8d305"/>
    </style:style>
    <style:style style:name="T65" style:family="text">
      <style:text-properties officeooo:rsid="00b50685"/>
    </style:style>
    <style:style style:name="T66" style:family="text">
      <style:text-properties officeooo:rsid="00b7b032"/>
    </style:style>
    <style:style style:name="T67" style:family="text">
      <style:text-properties officeooo:rsid="00b85c32"/>
    </style:style>
    <style:style style:name="T68" style:family="text">
      <style:text-properties officeooo:rsid="00b8e128"/>
    </style:style>
    <style:style style:name="T69" style:family="text">
      <style:text-properties officeooo:rsid="00ba70a2"/>
    </style:style>
    <style:style style:name="T70" style:family="text">
      <style:text-properties officeooo:rsid="00bc45f6"/>
    </style:style>
    <style:style style:name="T71" style:family="text">
      <style:text-properties officeooo:rsid="008afce7"/>
    </style:style>
    <style:style style:name="T72" style:family="text">
      <style:text-properties officeooo:rsid="00c6e0d4"/>
    </style:style>
    <style:style style:name="T73" style:family="text">
      <style:text-properties officeooo:rsid="00c8541b"/>
    </style:style>
    <style:style style:name="T74" style:family="text">
      <style:text-properties officeooo:rsid="00d230b3"/>
    </style:style>
    <style:style style:name="T75" style:family="text">
      <style:text-properties officeooo:rsid="00d31dd5"/>
    </style:style>
    <style:style style:name="T76" style:family="text">
      <style:text-properties officeooo:rsid="00d5d453"/>
    </style:style>
    <style:style style:name="T77" style:family="text">
      <style:text-properties officeooo:rsid="00d77ad5"/>
    </style:style>
    <style:style style:name="T78" style:family="text">
      <style:text-properties officeooo:rsid="00d969b1"/>
    </style:style>
    <style:style style:name="T79" style:family="text">
      <style:text-properties officeooo:rsid="00e5c71e"/>
    </style:style>
    <style:style style:name="T80" style:family="text">
      <style:text-properties officeooo:rsid="00e759d5"/>
    </style:style>
    <style:style style:name="T81" style:family="text">
      <style:text-properties officeooo:rsid="00e958b2"/>
    </style:style>
    <style:style style:name="T82" style:family="text">
      <style:text-properties officeooo:rsid="00f57ed6"/>
    </style:style>
    <style:style style:name="T83" style:family="text">
      <style:text-properties officeooo:rsid="00fa007a"/>
    </style:style>
    <style:style style:name="T84" style:family="text">
      <style:text-properties officeooo:rsid="00fb9638"/>
    </style:style>
    <style:style style:name="T85" style:family="text">
      <style:text-properties officeooo:rsid="00fc1573"/>
    </style:style>
    <style:style style:name="T86" style:family="text">
      <style:text-properties officeooo:rsid="00ef5e0c"/>
    </style:style>
    <style:style style:name="T87" style:family="text">
      <style:text-properties officeooo:rsid="00fc92cb"/>
    </style:style>
    <style:style style:name="T88" style:family="text">
      <style:text-properties officeooo:rsid="01024890"/>
    </style:style>
    <style:style style:name="T89" style:family="text">
      <style:text-properties officeooo:rsid="0104de69"/>
    </style:style>
    <style:style style:name="T90" style:family="text">
      <style:text-properties officeooo:rsid="01097fc3"/>
    </style:style>
    <style:style style:name="T91" style:family="text">
      <style:text-properties officeooo:rsid="010de8fd"/>
    </style:style>
    <style:style style:name="T92" style:family="text">
      <style:text-properties officeooo:rsid="010f7a80"/>
    </style:style>
    <style:style style:name="T93" style:family="text">
      <style:text-properties officeooo:rsid="0110b648"/>
    </style:style>
    <style:style style:name="T94" style:family="text">
      <style:text-properties officeooo:rsid="0115801d"/>
    </style:style>
    <style:style style:name="T95" style:family="text">
      <style:text-properties officeooo:rsid="0117616a"/>
    </style:style>
    <style:style style:name="T96" style:family="text">
      <style:text-properties officeooo:rsid="0119d4f5"/>
    </style:style>
    <style:style style:name="T97" style:family="text">
      <style:text-properties officeooo:rsid="011e0827"/>
    </style:style>
    <style:style style:name="T98" style:family="text">
      <style:text-properties officeooo:rsid="0123ab3e"/>
    </style:style>
    <style:style style:name="T99" style:family="text">
      <style:text-properties officeooo:rsid="0124481f"/>
    </style:style>
    <style:style style:name="T100" style:family="text">
      <style:text-properties officeooo:rsid="0125a2a2"/>
    </style:style>
    <style:style style:name="T101" style:family="text">
      <style:text-properties officeooo:rsid="012cad3c"/>
    </style:style>
    <style:style style:name="T102" style:family="text">
      <style:text-properties officeooo:rsid="013010ef"/>
    </style:style>
    <style:style style:name="T103" style:family="text">
      <style:text-properties officeooo:rsid="01318f63"/>
    </style:style>
    <style:style style:name="T104" style:family="text">
      <style:text-properties officeooo:rsid="013543cd"/>
    </style:style>
    <style:style style:name="T105" style:family="text">
      <style:text-properties officeooo:rsid="01377ace"/>
    </style:style>
    <style:style style:name="T106" style:family="text">
      <style:text-properties officeooo:rsid="0138ac78"/>
    </style:style>
    <style:style style:name="T107" style:family="text">
      <style:text-properties officeooo:rsid="013a8348"/>
    </style:style>
    <style:style style:name="T108" style:family="text">
      <style:text-properties officeooo:rsid="013ac1db"/>
    </style:style>
    <style:style style:name="T109" style:family="text">
      <style:text-properties officeooo:rsid="013f4c2b"/>
    </style:style>
    <style:style style:name="T110" style:family="text">
      <style:text-properties officeooo:rsid="0141a935"/>
    </style:style>
    <style:style style:name="T111" style:family="text">
      <style:text-properties officeooo:rsid="014528d7"/>
    </style:style>
    <style:style style:name="T112" style:family="text">
      <style:text-properties officeooo:rsid="0145cc93"/>
    </style:style>
    <style:style style:name="T113" style:family="text">
      <style:text-properties officeooo:rsid="01464d5e"/>
    </style:style>
    <style:style style:name="T114" style:family="text">
      <style:text-properties officeooo:rsid="014788a3"/>
    </style:style>
    <style:style style:name="T115" style:family="text">
      <style:text-properties officeooo:rsid="0148f84d"/>
    </style:style>
    <style:style style:name="T116" style:family="text">
      <style:text-properties officeooo:rsid="014b3872"/>
    </style:style>
    <style:style style:name="T117" style:family="text">
      <style:text-properties officeooo:rsid="014bd931"/>
    </style:style>
    <style:style style:name="T118" style:family="text">
      <style:text-properties officeooo:rsid="014db436"/>
    </style:style>
    <style:style style:name="T119" style:family="text">
      <style:text-properties officeooo:rsid="015257e1"/>
    </style:style>
    <style:style style:name="T120" style:family="text">
      <style:text-properties officeooo:rsid="0159373a"/>
    </style:style>
    <style:style style:name="T121" style:family="text">
      <style:text-properties officeooo:rsid="015b30ca"/>
    </style:style>
    <style:style style:name="T122" style:family="text">
      <style:text-properties officeooo:rsid="015c90e2"/>
    </style:style>
    <style:style style:name="T123" style:family="text">
      <style:text-properties officeooo:rsid="015d1041"/>
    </style:style>
    <style:style style:name="T124" style:family="text">
      <style:text-properties officeooo:rsid="015eb168"/>
    </style:style>
    <style:style style:name="T125" style:family="text">
      <style:text-properties officeooo:rsid="015ec2dc"/>
    </style:style>
    <style:style style:name="T126" style:family="text">
      <style:text-properties officeooo:rsid="015fd0d2"/>
    </style:style>
    <style:style style:name="T127" style:family="text">
      <style:text-properties officeooo:rsid="01610e17"/>
    </style:style>
    <style:style style:name="T128" style:family="text">
      <style:text-properties officeooo:rsid="016118b8"/>
    </style:style>
    <style:style style:name="T129" style:family="text">
      <style:text-properties officeooo:rsid="0162e0be"/>
    </style:style>
    <style:style style:name="T130" style:family="text">
      <style:text-properties officeooo:rsid="016495f3"/>
    </style:style>
    <style:style style:name="T131" style:family="text">
      <style:text-properties officeooo:rsid="0165cfdd"/>
    </style:style>
    <style:style style:name="T132" style:family="text">
      <style:text-properties officeooo:rsid="01694011"/>
    </style:style>
    <style:style style:name="T133" style:family="text">
      <style:text-properties officeooo:rsid="016c68c1"/>
    </style:style>
    <style:style style:name="T134" style:family="text">
      <style:text-properties officeooo:rsid="016ea157"/>
    </style:style>
    <style:style style:name="T135" style:family="text">
      <style:text-properties officeooo:rsid="01706208"/>
    </style:style>
    <style:style style:name="T136" style:family="text">
      <style:text-properties officeooo:rsid="0176c8f1"/>
    </style:style>
    <style:style style:name="T137" style:family="text">
      <style:text-properties officeooo:rsid="0178b712"/>
    </style:style>
    <style:style style:name="T138" style:family="text">
      <style:text-properties officeooo:rsid="010c3641"/>
    </style:style>
    <style:style style:name="T139" style:family="text">
      <style:text-properties officeooo:rsid="0184195b"/>
    </style:style>
    <style:style style:name="T140" style:family="text">
      <style:text-properties officeooo:rsid="0185c40f"/>
    </style:style>
    <style:style style:name="T141" style:family="text">
      <style:text-properties officeooo:rsid="01881bc2"/>
    </style:style>
    <style:style style:name="T142" style:family="text">
      <style:text-properties officeooo:rsid="01890587"/>
    </style:style>
    <style:style style:name="T143" style:family="text">
      <style:text-properties officeooo:rsid="0189e5f1"/>
    </style:style>
    <style:style style:name="T144" style:family="text">
      <style:text-properties officeooo:rsid="018d6ac2"/>
    </style:style>
    <style:style style:name="T145" style:family="text">
      <style:text-properties officeooo:rsid="018f1271"/>
    </style:style>
    <style:style style:name="T146" style:family="text">
      <style:text-properties officeooo:rsid="0191c0c9"/>
    </style:style>
    <style:style style:name="T147" style:family="text">
      <style:text-properties officeooo:rsid="01938c65"/>
    </style:style>
    <style:style style:name="T148" style:family="text">
      <style:text-properties officeooo:rsid="0195e654"/>
    </style:style>
    <style:style style:name="T149" style:family="text">
      <style:text-properties officeooo:rsid="0199837a"/>
    </style:style>
    <style:style style:name="T150" style:family="text">
      <style:text-properties officeooo:rsid="019d5e77"/>
    </style:style>
    <style:style style:name="T151" style:family="text">
      <style:text-properties officeooo:rsid="019e81d0"/>
    </style:style>
    <style:style style:name="T152" style:family="text">
      <style:text-properties officeooo:rsid="019ee5b7"/>
    </style:style>
    <style:style style:name="T153" style:family="text">
      <style:text-properties officeooo:rsid="019f41be"/>
    </style:style>
    <style:style style:name="T154" style:family="text">
      <style:text-properties officeooo:rsid="01a7b03f"/>
    </style:style>
    <style:style style:name="T155" style:family="text">
      <style:text-properties officeooo:rsid="01aa60c0"/>
    </style:style>
    <style:style style:name="T156" style:family="text">
      <style:text-properties officeooo:rsid="01ae1e13"/>
    </style:style>
    <style:style style:name="T157" style:family="text">
      <style:text-properties officeooo:rsid="01afbbd3"/>
    </style:style>
    <style:style style:name="T158" style:family="text">
      <style:text-properties officeooo:rsid="01b0ebd1"/>
    </style:style>
    <style:style style:name="T159" style:family="text">
      <style:text-properties officeooo:rsid="01b1b77d"/>
    </style:style>
    <style:style style:name="T160" style:family="text">
      <style:text-properties officeooo:rsid="01b2f7d5"/>
    </style:style>
    <style:style style:name="T161" style:family="text">
      <style:text-properties officeooo:rsid="01b2f7d5" fo:background-color="transparent" loext:char-shading-value="0"/>
    </style:style>
    <style:style style:name="T162" style:family="text">
      <style:text-properties officeooo:rsid="01b67eef"/>
    </style:style>
    <style:style style:name="T163" style:family="text">
      <style:text-properties officeooo:rsid="01b920d3"/>
    </style:style>
    <style:style style:name="T164" style:family="text">
      <style:text-properties officeooo:rsid="01bae22a"/>
    </style:style>
    <style:style style:name="T165" style:family="text">
      <style:text-properties officeooo:rsid="01be128d"/>
    </style:style>
    <style:style style:name="T166" style:family="text">
      <style:text-properties officeooo:rsid="01c057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1" text:outline-level="1">Семь вечностей</text:h>
      <text:p text:style-name="P1"/>
      <text:h text:style-name="P172" text:outline-level="2">I</text:h>
      <text:p text:style-name="P13">- <text:span text:style-name="T6">А-А-А-А-А-А-А-А!!!</text:span></text:p>
      <text:p text:style-name="P13"/>
      <text:p text:style-name="P15">Небеса выплюнули из себя нечто истошно кричащее, <text:span text:style-name="T77">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5"/>
      <text:p text:style-name="P15">- Это определённо не пегас. И вообще не пони, - заметила старшая.</text:p>
      <text:p text:style-name="P15">-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6"/>
      <text:p text:style-name="P16">Вопящая фигура поравнялась с аликорницами и продолжила низвержение в пропасть.</text:p>
      <text:p text:style-name="P16"/>
      <text:p text:style-name="P13">- <text:span text:style-name="T8">Ты права, - отозвалась старшая и раскрыла крылья. - Следует перехватить это создание, пока оно не разбилось.</text:span></text:p>
      <text:p text:style-name="P15">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5"/>
      <text:p text:style-name="P15">-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5">…</text:p>
      <text:p text:style-name="P32">(события Обмена)</text:p>
      <text:p text:style-name="P14">…</text:p>
      <text:p text:style-name="P18">Четыре года спустя…</text:p>
      <text:p text:style-name="P22">…</text:p>
      <text:p text:style-name="P23">И вот ты мчишь <text:span text:style-name="T78">вниз </text:span>по <text:span text:style-name="T85">винтовой </text:span>лестнице, перепрыгивая ч<text:span text:style-name="T79">е</text:span>рез две ступеньки! Чокнутые пони <text:span text:style-name="T78">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3"/>
      <text:p text:style-name="P25">Да, именно четыре года!</text:p>
      <text:p text:style-name="P25"/>
      <text:p text:style-name="P24"><text:soft-page-break/>Ибо с тех пор, как сумасшедшая рогатая лошадь вышла за тебя замуж, тебе пришлось взвалить на себя бремя принца-консорта Эквестрии.</text:p>
      <text:p text:style-name="P24"/>
      <text:p text:style-name="P27">(Краткий пересказ Обмена) </text:p>
      <text:p text:style-name="P40"/>
      <text:p text:style-name="P41">В <text:span text:style-name="T85">узком </text:span>окне <text:span text:style-name="T85">башни показался шпиль</text:span> <text:span text:style-name="T81">городской </text:span>ратуш<text:span text:style-name="T79">и</text:span>. <text:span text:style-name="T79">Я мельком глянул на башенные часы.</text:span></text:p>
      <text:p text:style-name="P42">Проклятье! Без пяти два! <text:span text:style-name="T80">Надо ускориться!</text:span></text:p>
      <text:p text:style-name="P42"/>
      <text:p text:style-name="P88">Сворачиваю с винтовой лестницы в боковой <text:span text:style-name="T87">проём</text:span> открыт<text:span text:style-name="T85">ой</text:span> галере<text:span text:style-name="T87">и</text:span>.</text:p>
      <text:p text:style-name="P42"/>
      <text:p text:style-name="P43">В далёком мире моей предыдущей жизни, воспоминания о которой уже начали покрываться пылью, я ходил в бассейн на заняти<text:span text:style-name="T84">я</text:span> по подводному плаванию. И добраться до места можно было двумя путями: по дорожке через аллею, как все, или через дырку в заборе. <text:span text:style-name="T21">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33"/>
      <text:p text:style-name="P89"><text:span text:style-name="T86">Б</text:span>ыстрым бегом достигаю середины мостика, одновременно доставая моток верёвки из-за пазухи.</text:p>
      <text:p text:style-name="P33"/>
      <text:p text:style-name="P44">Вот и здесь, во дворце, после недолгого периода освоения, я проложил множество путей, альтернативных официальным <text:span text:style-name="T82">маршрутам</text:span> и красиво обустроеным дорожкам.</text:p>
      <text:p text:style-name="P45"/>
      <text:p text:style-name="P45">… Легче всего было с <text:span text:style-name="T83">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5"/>
      <text:p text:style-name="P90">Перекидываю верёвку через <text:span text:style-name="T88">поручень, крепко хватаю оба конца и перешагиваю через ограждение.</text:span></text:p>
      <text:p text:style-name="P46"/>
      <text:p text:style-name="P47">Ну да, синяя параноичка пыталась объяснить <text:span text:style-name="T89">остутствие сквозного прохода в башне </text:span>“соображени<text:span text:style-name="T89">ями</text:span> фортификации”, но <text:span text:style-name="T93">тебя не проведёшь, Анон</text:span>. <text:span text:style-name="T93">Ты давно заметил садистские склонности у синей милитаристки.</text:span> <text:span text:style-name="T89">С башней Селестии-то было всё в порядке!</text:span></text:p>
      <text:p text:style-name="P36"/>
      <text:p text:style-name="P91">Пять метров вниз – и я на нижней галерее. <text:span text:style-name="T95">Под взглядом ошалевшего стражника-единорога о</text:span>тпускаю один конец и вытягиваю верёвку за второй. <text:span text:style-name="T95">Дневная стража ещё не привыкла к этим моим выбрыкам, всё-таки такие “оптимизации” маршрута до сих пор я делал только в сумерках.</text:span></text:p>
      <text:p text:style-name="P91"/>
      <text:p text:style-name="P70"><text:span text:style-name="T128">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text:soft-page-break/>мостик избавля<text:span text:style-name="T128">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71"/>
      <text:p text:style-name="P71"><text:span text:style-name="T121">… Гораздо т</text:span>руднее было с <text:span text:style-name="T121">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71"/>
      <text:p text:style-name="P50">И, главное ж, не моя вина, что я опаздываю! В том, что мне теперь приходится прыгать с мостика на мостик, подобно ёжику Сонику, <text:span text:style-name="T96">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49"/>
      <text:p text:style-name="P51">И вот ты несёшься вниз с отчётом под мышкой, стараясь успеть к приёму…</text:p>
      <text:p text:style-name="P48"/>
      <text:p text:style-name="P92">КРАК!!!<text:line-break/>…<text:span text:style-name="T97"> Бля…</text:span></text:p>
      <text:p text:style-name="P92"/>
      <text:p text:style-name="P52">Обидно <text:span text:style-name="T98">было </text:span>даже не то, что рукав <text:span text:style-name="T99">дорогущего костюма </text:span>разошёлся в подмышке <text:span text:style-name="T98">во время очередного дюльфера</text:span><text:span text:style-name="T98"><text:note text:id="ftn1" text:note-class="footnote"><text:note-citation>1</text:note-citation><text:note-body><text:p text:style-name="P151"><text:span text:style-name="T100">Дюльфер - </text:span>скоростной спуск по верёвке на крутых и отвесных стенах.</text:p></text:note-body></text:note></text:span>. <text:span text:style-name="T99">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53"/>
      <text:p text:style-name="P53">Ну уж нет! Я не для того корпел над этой проклятой бумажкой <text:span text:style-name="T108">до позеленения</text:span>, чтоб так просто сдаться!</text:p>
      <text:p text:style-name="P54"/>
      <text:p text:style-name="P54">Плюнув на костюм окончательно, я <text:span text:style-name="T101">покрепче зажал трос локтями и ногами и практически отпустил верёвку</text:span>. <text:span text:style-name="T101">Треск в</text:span> месте соприкосновения <text:span text:style-name="T101">ткани</text:span> о верёвку <text:span text:style-name="T101">сменился глухим шорохом. Возник запах гари и я ощутил жжение в паху.</text:span></text:p>
      <text:p text:style-name="P55">Просто шикарно! Заявиться на приём торговой миссии грифонов с поджареными яйцами – это по-нашему!</text:p>
      <text:p text:style-name="P56">В последние два метра высоты отпускаю верёвку и прыгаю на брусчатку аллеи прямо перед офигевшим стражником. С торжествующим хрипом, <text:span text:style-name="T21">хлопками сбивая искры с тлеющих штанов</text:span>, подбираю отчёт.</text:p>
      <text:p text:style-name="P56"/>
      <text:p text:style-name="P56">- Как <text:span text:style-name="T105">они </text:span>там, Блэйз? - указываю глазами на лестницу в центральный холл.</text:p>
      <text:p text:style-name="P56">- <text:span text:style-name="T105">З</text:span>ашли пятнадцать минут назад, - отвечает солнечный страж, <text:span text:style-name="T103">косясь на мои ошмётки одежды</text:span>.</text:p>
      <text:p text:style-name="P56"/>
      <text:p text:style-name="P57"><text:soft-page-break/>Чертыхаясь, несусь к <text:span text:style-name="T102">неприметной дверце в цоколе дворца. Через пару минут, вываливаюсь из подсобки у тронного зала в ореоле веников и швабр.</text:span></text:p>
      <text:p text:style-name="P58"><text:span text:style-name="T103">Церемонимейстер, завидев меня, подпрыгивает от</text:span> нетерпения:</text:p>
      <text:p text:style-name="P58"/>
      <text:p text:style-name="P58">- Поторопись, мой <text:span text:style-name="T104">п</text:span>ринц! Доттид Лайн задержал делегацию в Розовом зале, но грифоны уже <text:span text:style-name="T103">пять</text:span> минут проявляют признаки нетерпения!</text:p>
      <text:p text:style-name="P39"/>
      <text:p text:style-name="P63">За закрытыми дверями соседнего зала доносится приближающийся гомон. <text:span text:style-name="T113">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106">поспешно </text:span>захлопывается…</text:p>
      <text:p text:style-name="P62"/>
      <text:p text:style-name="P62">…</text:p>
      <text:p text:style-name="P62"/>
      <text:p text:style-name="P62">Две аликорницы <text:span text:style-name="T114">недвижимо </text:span>смотрят на меня с высоты трона в центре зала. </text:p>
      <text:p text:style-name="P58"/>
      <text:p text:style-name="P64">- Анон, с тобой всё в порядке? - первой нарушает молчание Селестия. - <text:span text:style-name="T107">Твой костюм…</text:span></text:p>
      <text:p text:style-name="P64">- <text:span text:style-name="T107">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64">- <text:span text:style-name="T108">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64"/>
      <text:p text:style-name="P65">Золотистое сияние охватывает дымящиеся лохмотья моих штанов и почти идеально сращивает их. <text:span text:style-name="T110">Белоснежное крыло обнимает меня и прижимает к мягкому боку. Тёплое дыхание щекочет ухо.</text:span></text:p>
      <text:p text:style-name="P65">- Не нервничай, дорогой, - шепчет мне Сел, - все мы немного взвинчены этой миссией.</text:p>
      <text:p text:style-name="P65"/>
      <text:p text:style-name="P67">Гомон за дверью усиливается. <text:span text:style-name="T111">Раздаются три удара древком алебарды в пол. Двери распахиваются.</text:span></text:p>
      <text:p text:style-name="P74">- <text:span text:style-name="T109">Ваши Высочества, делегация Королевства Грифонов с высочайшим Горгом Квинтаном во главе! - объявляет стражник и отходит в сторону.</text:span></text:p>
      <text:p text:style-name="P35"/>
      <text:p text:style-name="P66"><text:span text:style-name="T112">С</text:span>оветник Доттид Лайн с вымученной улыбкой <text:span text:style-name="T112">и растрёпанной гривой </text:span>выскакивает вперёд, но его бесцеремонно отпихивает в сторону <text:span text:style-name="T117">здоровенный </text:span>грифон с железным клювом. <text:span text:style-name="T118">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59"/>
      <text:p text:style-name="P60"><text:soft-page-break/>- <text:span text:style-name="T112">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68"><text:span text:style-name="T125">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0"/>
      <text:p text:style-name="P60">- <text:span text:style-name="T124">Королевство Грифонов… рассчитывает… заключить торговое соглашение…</text:span></text:p>
      <text:p text:style-name="P60"/>
      <text:p text:style-name="P60">Грифон <text:span text:style-name="T119">кидает взгляд на трон и, </text:span>сверкну<text:span text:style-name="T116">в</text:span> красным глазом <text:span text:style-name="T115">сквозь монокль, </text:span>продолж<text:span text:style-name="T119">ает</text:span>.</text:p>
      <text:p text:style-name="P60">- <text:span text:style-name="T122">К</text:span>ороль Гвидо уполномочил <text:span text:style-name="T125">своего премьер-министра, Горга Квинтана</text:span> <text:span text:style-name="T115">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59"/>
      <text:p text:style-name="P6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9"/>
      <text:p text:style-name="P69">- Мне кажется, - наконец разрывает паузу <text:span text:style-name="T125">Горг</text:span>, - беседа будет более продуктивной, если мы сможем отбросить <text:span text:style-name="T124">все</text:span> формальности, - грифон комкает бумажку и прячет за крыло, - и поговорить откровенно, без галстуков.</text:p>
      <text:p text:style-name="P69"/>
      <text:p text:style-name="P69">Из всех собравшихся в тронном зале, галстук есть только у меня. Но это не смущает грифона. Он указывает <text:span text:style-name="T125">когтем</text:span> на стражников и несчастного Доттид Лайна.</text:p>
      <text:p text:style-name="P69"/>
      <text:p text:style-name="P69">- Мы не могли бы <text:span text:style-name="T136">остаться </text:span>наедине, без этих… лишних ушей?</text:p>
      <text:p text:style-name="P69"/>
      <text:p text:style-name="P69">Селестия хмурится, но кивает. Стража и советник оставляют зал.</text:p>
      <text:p text:style-name="P69">- <text:span text:style-name="T120">А обезьяна? - грифон кивает на меня.</text:span></text:p>
      <text:p text:style-name="P69"/>
      <text:p text:style-name="P72">Во вгляде белой аликорницы появляется лёд.</text:p>
      <text:p text:style-name="P72">- <text:span text:style-name="T125">Не</text:span> сме<text:span text:style-name="T125">й</text:span>те оскорблять принца Эквестрии, <text:span text:style-name="T125">Горг</text:span>! Человек останется с нами!</text:p>
      <text:p text:style-name="P69"/>
      <text:p text:style-name="P72">Железный клюв пернатой скотины чуть приоткрывается в насмешливом клёкоте.</text:p>
      <text:p text:style-name="P72"/>
      <text:p text:style-name="P72">- <text:span text:style-name="T123">Да б</text:span>рос<text:span text:style-name="T124">ь</text:span>те, принцесса! <text:span text:style-name="T123">Передо мной можете не стесняться. </text:span>Ве<text:span text:style-name="T123">сь</text:span> <text:span text:style-name="T123">Эквус </text:span>зна<text:span text:style-name="T123">е</text:span>т, какова легитимность этой… этого “принца-консорта”! - прищурив один глаз и скосив на меня второй, грифон подчерк<text:span text:style-name="T124">ивает</text:span> язвительный тон сказанного. - Примату просто повезло, что он пришёлся фаворитом светлейшей особ<text:span text:style-name="T123">е</text:span>. <text:span text:style-name="T124">Мы уважаем ваш выбор, принцесса, но разговор должен стостояться без посторонних.</text:span></text:p>
      <text:p text:style-name="P72"><text:soft-page-break/></text:p>
      <text:p text:style-name="P72">Гадёныш снова склон<text:span text:style-name="T125">яет</text:span> голову перед <text:span text:style-name="T123">аликорницей</text:span>, совершенно игнорируя меня.</text:p>
      <text:p text:style-name="P72">Мне <text:span text:style-name="T132">хочется</text:span> <text:span text:style-name="T123">бросить в этого мудака горшок с петуниями. Селестия, словно догадываясь, успокаивающе оглаживает меня тыльной стороной крыла.</text:span></text:p>
      <text:p text:style-name="P72"/>
      <text:p text:style-name="P72">- <text:span text:style-name="T124">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72">- <text:span text:style-name="T124">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72"/>
      <text:p text:style-name="P75">Я с удивлением смотрю на синюю аликорницу. Чего-чего, а помощи с этой стороны ты не ожидал, Анон!</text:p>
      <text:p text:style-name="P75"/>
      <text:p text:style-name="P72">- <text:span text:style-name="T125">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73">- <text:span text:style-name="T126">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73"/>
      <text:p text:style-name="P75">Я с удовольствием наблюдаю, как кожа вокруг глаз грифона приобретает красив<text:span text:style-name="T127">ы</text:span>й фиолетовый оттенок.</text:p>
      <text:p text:style-name="P75"/>
      <text:p text:style-name="P75">- Но довольно эт<text:span text:style-name="T129">ой</text:span> светск<text:span text:style-name="T129">ой</text:span> <text:span text:style-name="T129">болтовни</text:span>! - разряжает обстановку Сел. - <text:span text:style-name="T130">Т</text:span>ы, кажется, хотел нам что-то рассказать, Горг?</text:p>
      <text:p text:style-name="P72"/>
      <text:p text:style-name="P76">Грифон оцени<text:span text:style-name="T131">вает</text:span> переход на “ты” и <text:span text:style-name="T132">чуть заметно кивает ей</text:span>. <text:span text:style-name="T131">Звякнув орденами, Горг усаживается прямо перед троном. Грифоны-спутники </text:span><text:span text:style-name="T29">(на самом деле, грифонихи – это его жёны. </text:span><text:span text:style-name="T30">Анон подружится с ними потом. И даже немного с Горгом</text:span><text:span text:style-name="T29">)</text:span><text:span text:style-name="T131">,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59"/>
      <text:p text:style-name="P61">- <text:span text:style-name="T132">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text:span><text:soft-page-break/><text:span text:style-name="T132">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61"/>
      <text:p text:style-name="P83">Горг закашлялся в смехе.</text:p>
      <text:p text:style-name="P83"/>
      <text:p text:style-name="P78">- В общем, светлейшие, подытоживая: вы в крутом пике…</text:p>
      <text:p text:style-name="P78"/>
      <text:p text:style-name="P79">Г<text:span text:style-name="T135">орг</text:span> по-кошачьи выпускает когти <text:span text:style-name="T135">на лапе </text:span>и нарочито медленно ковыряется в клюве. Отвратительные <text:s/>щелчки и скрипение перемежаются с шорохом падающих на мраморный пол <text:span text:style-name="T134">остатков пищи. Я недоумённо смотрю на н</text:span>едвижны<text:span text:style-name="T134">х</text:span> Селести<text:span text:style-name="T134">ю</text:span> и Лун<text:span text:style-name="T134">у,</text:span> бесстрастно наблюдаю<text:span text:style-name="T134">щих</text:span> за <text:span text:style-name="T134">унизительной </text:span>сценой. Молчание затягивается.</text:p>
      <text:p text:style-name="P79"/>
      <text:p text:style-name="P79"><text:span text:style-name="T135">З</text:span>рачки <text:span text:style-name="T135">грифона скачут от Селестии к Луне и обратно. Наконец он замечает моё замешательство и насмешливо клокочет.</text:span></text:p>
      <text:p text:style-name="P78"/>
      <text:p text:style-name="P77">- Теперь выслушайте наше предложение.</text:p>
      <text:p text:style-name="P77"/>
      <text:p text:style-name="P77"><text:span text:style-name="T137">Зверюга</text:span> <text:span text:style-name="T137">встаёт и </text:span>щелкает когтями. К нему тотчас подходит один из грифонов и подаёт небольшую флягу, украшенную затейливой инкрустацией. <text:span text:style-name="T137">Горг</text:span> отхлёбывает из фляги и продолжает посвежевшим голосом.</text:p>
      <text:p text:style-name="P77"/>
      <text:p text:style-name="P77">- <text:span text:style-name="T133">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 А также с минотаврами… И с зебрами… И с…</text:span></text:p>
      <text:p text:style-name="P77"/>
      <text:p text:style-name="P77">- <text:span text:style-name="T137">Мы знаем, с кем у вас возникли затруднения, - подаёт голос Селестия. - Проще сказать, с кем у вас их НЕ возникло. С Эквестрией. Всё.</text:span></text:p>
      <text:p text:style-name="P77"/>
      <text:p text:style-name="P8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7"/>
      <text:p text:style-name="P77">- <text:span text:style-name="T137">Я уполномочен королём Гвидо предложить вам участвовать в разработках серебрянных шахт в западных горах. Десять процентов полученного серебра <text:s/>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может быть, драконов…</text:span></text:p>
      <text:p text:style-name="P77"><text:soft-page-break/></text:p>
      <text:p text:style-name="P82">Молчание аликорниц только подчёркивает хриплое дыхание посла.</text:p>
      <text:p text:style-name="P82"/>
      <text:p text:style-name="P82">-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p>
      <text:p text:style-name="P77"/>
      <text:p text:style-name="P80">&lt;В конце приёма Горг замечает, что принцессы неплохо держались, но Анону нехватает дипломатического опыта&gt;</text:p>
      <text:p text:style-name="P34">Анон вносится в зал с двумя аликорнами и занимает своё место по левую сторону от Селестии. <text:span text:style-name="T90">Селестия и Луна сидят с непроницаемым видом. Анон закрывает дырку на штанах и тоже принимает непроницаемый вид.</text:span></text:p>
      <text:p text:style-name="P37">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84"/>
      <text:p text:style-name="P84"/>
      <text:p text:style-name="P26">...</text:p>
      <text:p text:style-name="P26"><text:span text:style-name="T74">Три дня из д</text:span>ворцов<text:span text:style-name="T74">ой</text:span> жизн<text:span text:style-name="T74">и</text:span> Анона со всеми нюансами и регалиями - <text:span text:style-name="T74">юмор</text:span>. Сел загружена делами по горло и очень уставшая.</text:p>
      <text:p text:style-name="P28"/>
      <text:p text:style-name="P28">День первый: </text:p>
      <text:p text:style-name="P29">Приём <text:span text:style-name="T91">торговой </text:span>миссии <text:span text:style-name="T91">грифонов (Анон – экономический советник)</text:span></text:p>
      <text:p text:style-name="P38">Выборы в сенат (и победа партии стороннков плоской Эквестрии)</text:p>
      <text:p text:style-name="P29"/>
      <text:p text:style-name="P30">День второй – разбор пограничного конфликта <text:span text:style-name="T91">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9"/>
      <text:p text:style-name="P30">День третий – Эквестрийский атомный проект . путч лордов-сторонников плоской Эквестрии (Селестии <text:s/><text:span text:style-name="T94">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31">Селестия бесконечно счас<text:span text:style-name="T76">т</text:span>лива, что у неё есть <text:span text:style-name="T92">помощник - </text:span>Анон</text:p>
      <text:p text:style-name="P17">…</text:p>
      <text:p text:style-name="P17"><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7"><text:soft-page-break/></text:p>
      <text:p text:style-name="P20">Я ввалился в приёмную. Голова аликорницы покоилась на столе, глаза были закрыты. <text:span text:style-name="T15">При стуке двери лишь чуть дёрнулось ухо.</text:span></text:p>
      <text:p text:style-name="P20">- <text:span text:style-name="T31">Сел, меня волнует состояние наших отношений в последнее время, - начал я издалека.</text:span></text:p>
      <text:p text:style-name="P20">- <text:span text:style-name="T31">Да? - пробормотала аликорница не открывая глаз.</text:span></text:p>
      <text:p text:style-name="P21"/>
      <text:p text:style-name="P21">Тут что-то не так, Анон!</text:p>
      <text:p text:style-name="P21"/>
      <text:p text:style-name="P17">- Как ты могла <text:span text:style-name="T19">вчера</text:span> заснуть во время секса?!! - <text:span text:style-name="T14">я возмущенно уставился на аликорницу.</text:span></text:p>
      <text:p text:style-name="P19">Селестия открыла один глаз и страдальчески улыбнулась.</text:p>
      <text:p text:style-name="P19">-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9">-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9"/>
      <text:p text:style-name="P87">(Сел <text:span text:style-name="T32">признаётся</text:span>, что устаёт ещё и от того, что беременна. Анон в шоке. <text:span text:style-name="T33">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87"/>
      <text:h text:style-name="P172" text:outline-level="2">II</text:h>
      <text:p text:style-name="P136">&lt;Селестия расслабляется, счастливые дни → <text:span text:style-name="T138">Бунт с попыткой казни Селестии через обезглавливание. Палач необычайно учтив с Сел, но твёрд в намерениях&gt;</text:span></text:p>
      <text:h text:style-name="P172" text:outline-level="2">III</text:h>
      <text:p text:style-name="P138">&lt;Отправка Анона на Луну с Луной&gt;</text:p>
      <text:p text:style-name="P139">&lt;Сцена с голым Аноном и Луной&gt;</text:p>
      <text:h text:style-name="P172" text:outline-level="2">IV</text:h>
      <text:p text:style-name="P7"/>
      <text:h text:style-name="P172" text:outline-level="2">V</text:h>
      <text:p text:style-name="P7"/>
      <text:h text:style-name="P172" text:outline-level="2">VI</text:h>
      <text:p text:style-name="P141">Анакорн Анону: Что-то мне твоё лицо кажется знакомым. Мы раньше встречались?</text:p>
      <text:p text:style-name="P141"><text:soft-page-break/>- Каким образом? – усмехнулся Анон.</text:p>
      <text:h text:style-name="P172" text:outline-level="2">VII</text:h>
      <text:p text:style-name="P1"/>
      <text:p text:style-name="Text_20_body">Mike Oldfield - In the beginning &amp; Let there be light</text:p>
      <text:p text:style-name="P137"><text:a xlink:type="simple" xlink:href="https://www.youtube.com/watch?v=p9BoEuwuzIk" text:style-name="Internet_20_link" text:visited-style-name="Visited_20_Internet_20_Link">https://www.youtube.com/watch?v=p9BoEuwuzIk</text:a><text:line-break/></text:p>
      <text:p text:style-name="P96">Двенадцать жеребят под присмотром <text:span text:style-name="T38">учительницы</text:span> <text:span text:style-name="T35">скучали в фойе</text:span>. Экскурсовод – <text:span text:style-name="T34">высокая сухопарая кобыла-единорог в твидовом жакете c собранной в строгую буклю гривой – строго обращалась к воспитательнице.</text:span></text:p>
      <text:p text:style-name="P96">- <text:span text:style-name="T34">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96">- <text:span text:style-name="T36">Да-да, они у меня воспитанные, - вымученно улыбнулась кобыла-земнопони, задней ногой отодвинув жеребёнка от гипсового бюста.</text:span></text:p>
      <text:p text:style-name="P96">- <text:span text:style-name="T41">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41">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101"/>
      <text:p text:style-name="P99">Стайка пони <text:span text:style-name="T39">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99"/>
      <text:p text:style-name="P100">- <text:span text:style-name="T39">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text:span><text:soft-page-break/><text:span text:style-name="T39">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100"/>
      <text:p text:style-name="P96">…</text:p>
      <text:p text:style-name="P96"/>
      <text:p text:style-name="P106">- И финальная часть нашей экспозиции, - <text:span text:style-name="T37">экскурсовод тряхнула копытом в сторону одинокой скульптуры, под которую был выделен целый зал.</text:span></text:p>
      <text:p text:style-name="P109"/>
      <text:p text:style-name="P109">Скульптура знавала и лучшие времена: <text:span text:style-name="T47">на припавшей к полу фигуре было </text:span>множество выщербин и царапин, одно крыло отломано, второе покрыто сетью трещин, часть хвоста остуств<text:span text:style-name="T64">овала</text:span>, голов<text:span text:style-name="T64">у</text:span> с отбитым ухом венча<text:span text:style-name="T64">л</text:span> облом<text:span text:style-name="T64">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9">замирало</text:span> от осознания того, какой она могла бы быть до повреждений.</text:p>
      <text:p text:style-name="P109"/>
      <text:p text:style-name="P107"><text:span text:style-name="T37">- </text:span>Многие считают, что эта статуя – всё, что осталось от легендарной правительницы древней Эквестрии, принцессы Селестии. <text:span text:style-name="T48">По завершающей легенде селестианского цикла она сразилась с </text:span><text:span text:style-name="T24">Горгоном</text:span><text:span text:style-name="T48"> за право властвовать над всем Эквусом и они сразили друг друга после недели битвы.</text:span></text:p>
      <text:p text:style-name="P1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04"/>
      <text:p text:style-name="P104">- <text:span text:style-name="T43">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104">- <text:span text:style-name="T45">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104">- <text:span text:style-name="T46">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105"/>
      <text:p text:style-name="P108">Его взрослые товарищи фейсхуфнули. <text:span text:style-name="T42">Экскурсовод поправила очки и окинула взором присмиревшую аудиторию.</text:span></text:p>
      <text:p text:style-name="P127">&lt;Побольше про Вьюва, развернуть&gt;</text:p>
      <text:p text:style-name="P103"/>
      <text:p text:style-name="P103">- <text:span text:style-name="T44">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4">Селестии </text:span>на <text:span text:style-name="T45">престоле</text:span> Эквестрии. <text:span text:style-name="T44">Несколько </text:span><text:soft-page-break/><text:span text:style-name="T44">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103"/>
      <text:p text:style-name="Text_20_body">- <text:span text:style-name="T37">А вы сами как считаете? - перебила экскурсовода </text:span><text:span text:style-name="T25">Индиго</text:span><text:span text:style-name="T37">. - Это принцесса Селестия, или работа этого… как его… Эйр Мурпла?</text:span></text:p>
      <text:p text:style-name="P98"/>
      <text:p text:style-name="P98">Экскурсовод посмотрела на жеребёнка поверх очков и слабо улыбнулась.</text:p>
      <text:p text:style-name="P98"/>
      <text:p text:style-name="P98">- <text:span text:style-name="T48">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10"/>
      <text:p text:style-name="P97">- <text:span text:style-name="T42">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97">- <text:span text:style-name="T40">Дасти Нупс, веди себя прилично! - шикнула на него учительница, - немедленно вернисть в группу!</text:span></text:p>
      <text:p text:style-name="P97">- <text:span text:style-name="T40">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97">- <text:span text:style-name="T50">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102"/>
      <text:p text:style-name="P102">&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102"/>
      <text:p text:style-name="P112">Я подошёл к статуе.</text:p>
      <text:p text:style-name="P112"/>
      <text:p text:style-name="P112">- Сел…</text:p>
      <text:p text:style-name="P112"/>
      <text:p text:style-name="P112">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5"><text:soft-page-break/>&lt;Развернуть боль Анона от осознания потери&gt;</text:p>
      <text:p text:style-name="P112"/>
      <text:p text:style-name="P112">- Ты же обещала дождаться меня…</text:p>
      <text:p text:style-name="P113"/>
      <text:p text:style-name="P123">Я поцеловал холодные губы статуи и <text:span text:style-name="T71">вышел на балкон. </text:span>П<text:span text:style-name="T71">ерегну</text:span>вшись<text:span text:style-name="T71"> через перила, </text:span>посмотрел вниз<text:span text:style-name="T71">.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125">&lt;развернуть страдания Анона&gt;</text:p>
      <text:p text:style-name="P124"/>
      <text:p text:style-name="P114">Меня накрыла тень.</text:p>
      <text:p text:style-name="P114"/>
      <text:p text:style-name="P112">- Я обещала <text:span text:style-name="T51">тебя дождаться </text:span>и я выполнила своё о<text:span text:style-name="T51">б</text:span>ещание, мой маленький человек, - Селестия опустила голову мне на плечо.</text:p>
      <text:p text:style-name="P112">- <text:span text:style-name="T52">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115">Селестия в ответ прижала меня к себе крылом. <text:span text:style-name="T27">Одним</text:span><text:span text:style-name="T54">.</text:span></text:p>
      <text:p text:style-name="P114"/>
      <text:p text:style-name="P112">- <text:span text:style-name="T52">Ну же, Анон, не стоит так переживать, я же сказала, что буду ждать. Когда я тебя обманывала?</text:span></text:p>
      <text:p text:style-name="P112">- <text:span text:style-name="T53">Ты… Ты… Глупая ты лошадь… - бормотал я, крепче вжимаясь лицом в белоснежную шею.</text:span></text:p>
      <text:p text:style-name="P116">Аликорница только вздыхала.</text:p>
      <text:p text:style-name="P116"/>
      <text:p text:style-name="P116">Наконец я отпрянул от неё и вытер ладонью слёзы. <text:span text:style-name="T55">И снова перехватило дыхание – от ужаса.</text:span></text:p>
      <text:p text:style-name="P116">- <text:span text:style-name="T55">Сел!!!</text:span></text:p>
      <text:p text:style-name="P116">- <text:span text:style-name="T55">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116"/>
      <text:p text:style-name="P117">Аликорница недовольно сморщила нос. <text:span text:style-name="T56">Я оцепенело рассматривал сломанный рог, обломок кости вместо крыла и многочисленные рваные раны, покрывавшие тело Селестии.</text:span></text:p>
      <text:p text:style-name="P117"/>
      <text:p text:style-name="P117">- <text:span text:style-name="T56">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text:span><text:soft-page-break/><text:span text:style-name="T56">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117">- <text:span text:style-name="T57">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118"/>
      <text:p text:style-name="P118">Жакет упал на пол, освободив пару крыльев. К нему же отправились и очки <text:span text:style-name="T58">с зажимом для волос</text:span>. <text:span text:style-name="T60">Освобождённая грива развернулась вокруг тёмной аликорницы пышным ореолом. Луна подошла к Селестии вплотную, нос к носу.</text:span></text:p>
      <text:p text:style-name="P118"/>
      <text:p text:style-name="P118">- <text:span text:style-name="T59">Мы рады, что ты вернулась.</text:span></text:p>
      <text:p text:style-name="P118"/>
      <text:p text:style-name="P119">Коротко кивнув <text:span text:style-name="T61">и </text:span>мне, Луна отвернулась. За сухостью приветствия от меня не ускользнул быстрый жест крылом, как будто смахивающий пылинку с глаза.</text:p>
      <text:p text:style-name="P102"/>
      <text:p text:style-name="P102">…</text:p>
      <text:p text:style-name="P102"/>
      <text:p text:style-name="P102">- <text:span text:style-name="T62">ЛУНА! - Селестия притянула сестру к себе, заключив в объятиях. - Я не надеялась увидеть тебя живой!</text:span></text:p>
      <text:p text:style-name="P102">- <text:span text:style-name="T63">Сестрица, право же, оставь эти нежности! Подумаешь – не виделись </text:span><text:span text:style-name="T23">десять тысяч </text:span><text:span text:style-name="T63">лет, всего-то! - пробормотала Луна и обняла, в свою очередь, Селестию.</text:span></text:p>
      <text:p text:style-name="P120">- И кто бы говорил мне о надежде… Мне, тысячи лет присматривающей за статуей, в которую превратилась моя бесталанная сестра!..</text:p>
      <text:p text:style-name="P120">- Я так скучала! Я так переживала!</text:p>
      <text:p text:style-name="P120">- Я пыталась найти способ расколдовать тебя. Увы, заклятие ещё более сильное, чем то, что сослало меня на Луну когда-то…</text:p>
      <text:p text:style-name="P120"/>
      <text:p text:style-name="P120">Я смотрел на воркующих сестёр и сердце моё оттаивало. <text:span text:style-name="T65">Всё плохое, что могло произойти, осталось в прошлом и сейчас творилось только хорошее.</text:span></text:p>
      <text:p text:style-name="P120"/>
      <text:p text:style-name="P120">- <text:span text:style-name="T66">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120">- <text:span text:style-name="T66">Твоя правда, Сестра, - согласилась с ней Луна. - Я хотела сказать тебе позже, но ты сама всё поняла.</text:span></text:p>
      <text:p text:style-name="P121"/>
      <text:p text:style-name="P121">Старшая аликорница посмотрела на младшую и обе согласно кивнули.</text:p>
      <text:p text:style-name="P121"/>
      <text:p text:style-name="P121">- Анон, мы хотели бы вернуться. - Селестия с тревогой смотрела на меня. - Пойдёшь ли ты с нами?</text:p>
      <text:p text:style-name="P121"><text:soft-page-break/>- Вернуться? Куда?</text:p>
      <text:p text:style-name="P121">- В наш изначальный мир, откуда мы пришли в Эквус. Нам нужно отдохнуть. Многотысячелетнее правление утомляет…</text:p>
      <text:p text:style-name="P121">- А потом?</text:p>
      <text:p text:style-name="P121">- Потом? Кто знает? Быть может, безмятежная тихая жизнь в уютном доме, быть может, новые миры и новые вызовы… Ты пойдёшь с нами?</text:p>
      <text:p text:style-name="P121"/>
      <text:p text:style-name="P135">Я посмотрел на небо, на облака, на солнце и улыбнулся.</text:p>
      <text:p text:style-name="P135"/>
      <text:p text:style-name="P121">-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21">- Правильное решение, - кивнула Луна. - Мы рады. Как нам ни стыдно признаваться, но Мы привыкли к твоему присутствию и Нам не хватало бы твоих <text:span text:style-name="T67">тупых шуток</text:span>. </text:p>
      <text:p text:style-name="P120"/>
      <text:p text:style-name="P122">Я рассмеялся. Всё стало на свои места, как в старые добрые времена.</text:p>
      <text:p text:style-name="P122">- Тогда помчали?</text:p>
      <text:p text:style-name="P122">- Да. - Селестия повернулась к Луне. - Как в тот раз, после битвы у <text:span text:style-name="T68">Х</text:span>олодной скалы?</text:p>
      <text:p text:style-name="P122">- Да. По другому ты сейчас не сможешь.</text:p>
      <text:p text:style-name="P122"/>
      <text:p text:style-name="P122">Луна подошла вплотную к Селестии со стороны отсутствующего крыла, бок к боку, <text:span text:style-name="T68">и крепко обняла раненую аликорницу крылом.</text:span></text:p>
      <text:p text:style-name="P122">- <text:span text:style-name="T72">Проверим силы. Раз. Два. Три! - Луна взмахнула свободным крылом.</text:span></text:p>
      <text:p text:style-name="P128">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6">&lt;расписать тренировку – с виражами, кульбитами и пике&gt;</text:p>
      <text:p text:style-name="P128"/>
      <text:p text:style-name="P128">Наконец, тандем приземлился.</text:p>
      <text:p text:style-name="P122"/>
      <text:p text:style-name="P122">- <text:span text:style-name="T68">Анон, - обратилась ко мне Селестия, - Хотела бы я нести тебя сейчас… Увы – раны не позволят. Садись на Луну, пожалуйста…</text:span></text:p>
      <text:p text:style-name="P129">Луна <text:span text:style-name="T73">повернулась ко мне и нахмурилась</text:span>. <text:span text:style-name="T73">Я замялся, как школьник перед придирчивой учительницей. </text:span></text:p>
      <text:p text:style-name="P129"/>
      <text:p text:style-name="P131">Честное слово, Сел могла бы придумать что-нибудь получше, чем ездить на этой фурии, Анон!</text:p>
      <text:p text:style-name="P129"/>
      <text:p text:style-name="P129"><text:span text:style-name="T73">Внезапно </text:span>строгую морду осветила улыбка и <text:span text:style-name="T73">бирюзовый глаз подмигнул мне.</text:span></text:p>
      <text:p text:style-name="P129"><text:soft-page-break/></text:p>
      <text:p text:style-name="P129">- <text:span text:style-name="T73">Ты всё ещё боишься нас, Анон. Это после стольких-то лет знакомства. Это забавляет. Садись!</text:span></text:p>
      <text:p text:style-name="P129"/>
      <text:p text:style-name="P122">…</text:p>
      <text:p text:style-name="P122"/>
      <text:p text:style-name="P130">Мистик Вьюв – х<text:span text:style-name="T70">л</text:span>аб<text:span text:style-name="T70">л</text:span>ый! Мистик Вьюв не убе<text:span text:style-name="T70">з</text:span>ал, как <text:span text:style-name="T70">длугие</text:span>, <text:span text:style-name="T70">от</text:span> <text:span text:style-name="T70">стласного </text:span>Анон<text:span text:style-name="T70">а</text:span>! Мистик В<text:span text:style-name="T69">ь</text:span>юв <text:span text:style-name="T70">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32">Далеко-далеко в небо!</text:p>
      <text:p text:style-name="P122"/>
      <text:p text:style-name="P122"/>
      <text:p text:style-name="P120"/>
      <text:p text:style-name="P95">===============================================================================</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94">…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93">...</text:p>
      <text:p text:style-name="P86">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85">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1">Я хрустнул пальцами и взялся за <text:span text:style-name="T7">карандаш</text:span>…</text:p>
      <text:p text:style-name="P11">…</text:p>
      <text:p text:style-name="P11"/>
      <text:p text:style-name="P12"/>
      <text:p text:style-name="P12">…</text:p>
      <text:p text:style-name="P3"><text:soft-page-break/>-----------------------------------------------</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0">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133"/>
      <text:p text:style-name="P133">===================================</text:p>
      <text:p text:style-name="P134">Сел одно время становится наркоманкой</text:p>
      <text:p text:style-name="P134"><text:line-break/><text:line-break/></text:p>
      <text:p text:style-name="P8"><text:span text:style-name="T75"><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text:soft-page-break/>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text:soft-page-break/>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text:soft-page-break/>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8"/>
      <text:p text:style-name="P8"/>
      <text:p text:style-name="P140">Coldplay – Talk</text:p>
      <text:p text:style-name="P9"><text:line-break/></text:p>
      <text:p text:style-name="P9">---------------------------------------</text:p>
      <text:p text:style-name="P142"/>
      <text:p text:style-name="P142"><text:span text:style-name="T144">Грымза</text:span> поднесла блюдце и стакан с водой. <text:span text:style-name="T141">Я съёжился под её колючим взглядом.</text:span></text:p>
      <text:p text:style-name="P142"/>
      <text:p text:style-name="P142">- Пей.</text:p>
      <text:p text:style-name="P142"/>
      <text:p text:style-name="P142"><text:span text:style-name="T139">Она строго проследила за тем, как я</text:span> взял с блюдца <text:span text:style-name="T139">таблетку</text:span> и запил. <text:span text:style-name="T139">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span></text:p>
      <text:p text:style-name="P142"/>
      <text:p text:style-name="P142">- <text:span text:style-name="T140">Открой рот.</text:span></text:p>
      <text:p text:style-name="P142"><text:soft-page-break/></text:p>
      <text:p text:style-name="P143">Я открыл <text:span text:style-name="T141">хлебальник </text:span>и повертел языком вверх – вниз – <text:span text:style-name="T141">в стороны</text:span>, показывая, что не спрятал гал<text:span text:style-name="T142">о</text:span>перидол <text:span text:style-name="T141">за щекой или под корнем</text:span>.</text:p>
      <text:p text:style-name="P144"><text:span text:style-name="T144">Грымза </text:span>удовлетворительно кивнула и направилась к выходу.</text:p>
      <text:p text:style-name="P145"/>
      <text:p text:style-name="P145">Скрипнула дверь. <text:span text:style-name="T151">Белая фигура скрылась за грязным стеклом. </text:span>Я прислушался к удаляющимся шагам по коридору. Когда они окончательно стихли, я <text:span text:style-name="T143">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span></text:p>
      <text:p text:style-name="P145"/>
      <text:p text:style-name="P148">Напротив меня лежал Терминатор. Нет, не тот, который с железным скелетом внутри, а который из <text:span text:style-name="T146">ртути</text:span>. Собственно, в этом даже жидкого металла не было, но однажды он попытался пробежать сквозь оконную решётку, прямо как тот, <text:span text:style-name="T146">ртутный</text:span>.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46"/>
      <text:p text:style-name="P146">Терминатор безучастно смотрел в потолок, чуть левее лампы. После неудачной пробежки у него замкнулись какие-то цепи в голове и он <text:span text:style-name="T145">созерцал никому не известные дали, отвлекаясь только на еду, сон и испражнения.</text:span></text:p>
      <text:p text:style-name="P147"/>
      <text:p text:style-name="P147">Я медленно протянул руку и достал из-под его кровати судно. Терминатор, как единственный неходячий в палате, был монопольным обладателем утки, <text:span text:style-name="T149">чему я страшно завидовал</text:span>. К счастью, сегодня он ещё не успел ею воспользоваться. Нет, мне бы это не помешало, но сильно подпортило бы фэншуй.</text:p>
      <text:p text:style-name="P147">Пододвинув судно одной рукой к себе поближе, я склонился над ним и засунул вторую <text:span text:style-name="T152">руку </text:span>как можно глубже себе в рот.</text:p>
      <text:p text:style-name="P147"/>
      <text:p text:style-name="P149">Вооот тааак...</text:p>
      <text:p text:style-name="P147"/>
      <text:p text:style-name="P149">Я, наверное, единственный человек в мире, умеющий блевать бесшумно.</text:p>
      <text:p text:style-name="P149">Таблетка стукнулась <text:span text:style-name="T148">в</text:span> эмалированный металл. <text:span text:style-name="T147">Теперь её надо обязательно забрать во избежание обнаружения, растолочь монеткой в кашицу и размазать по полу под койкой.</text:span></text:p>
      <text:p text:style-name="P150"/>
      <text:p text:style-name="P152"><text:span text:style-name="T153">Я осторожно задвинул судно обратно под кровать Терминатору. </text:span>Дело сделано. <text:span text:style-name="T150">Теперь можно и заснуть.</text:span></text:p>
      <text:p text:style-name="P153"/>
      <text:p text:style-name="P153">------------------------------------</text:p>
      <text:p text:style-name="P153"/>
      <text:p text:style-name="P154"><text:soft-page-break/>Сюжет:</text:p>
      <text:p text:style-name="P164">Анон лежит в психушке и ему снятся сны (чтоб их видеть, он скрывает, что не пьёт галоперидол). Во снах – отдельная сюжетная линия (временная петля). <text:span text:style-name="T166">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164"/>
      <text:p text:style-name="P170">(с этого момента начинаются воспоминания Хумана)-&gt;</text:p>
      <text:p text:style-name="P170"/>
      <text:p text:style-name="P164"><text:span text:style-name="T166">…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span></text:p>
      <text:p text:style-name="P163"/>
      <text:p text:style-name="P163"><text:span text:style-name="T166">Вот как раз похождения Анона в глубоком прошлом Эквестрии и снятся Анону в психушке.</text:span></text:p>
      <text:p text:style-name="P154"/>
      <text:p text:style-name="P154">-----------------</text:p>
      <text:p text:style-name="P156">Фантастические Сны Анона из психушки – придумала Селестия, превращённая в камень. Эквестрийский Сон (с Обменом) – придумал Анон в ответ. Это и есть великий Обмен.</text:p>
      <text:p text:style-name="P154">-----------------</text:p>
      <text:p text:style-name="P154"/>
      <text:p text:style-name="P154"/>
      <text:p text:style-name="P154"/>
      <text:p text:style-name="P154"/>
      <text:p text:style-name="P155">Сон 1: </text:p>
      <text:p text:style-name="P155"/>
      <text:p text:style-name="P158"><text:span text:style-name="T156">Джет</text:span> нетерпеливо <text:span text:style-name="T154">толкала</text:span> меня <text:span text:style-name="T154">копытом в</text:span> плечо.</text:p>
      <text:p text:style-name="P158">- <text:span text:style-name="T156">Хум</text:span>, вставай! <text:span text:style-name="T156">Хум! Пора собираться! Хум… Хуман!!!</text:span></text:p>
      <text:p text:style-name="P161">Последний толчок был больше похож на <text:span text:style-name="T157">пинок. Я со стоном разлепил веки.</text:span></text:p>
      <text:p text:style-name="P165"/>
      <text:p text:style-name="P165"><text:span text:style-name="T160">Поняха</text:span> прыгала вокруг меня в нетерпении, бросая скомкан<text:span text:style-name="T162">ые</text:span> <text:span text:style-name="T162">шмотки</text:span> в рюкзак и утрамбовывая <text:span text:style-name="T162">их</text:span> задними ногами. <text:span text:style-name="T158">Солнечные зайчики едва поспевали за ней, осыпая весёлыми искрами её рыжую шкурку.</text:span></text:p>
      <text:p text:style-name="P165"/>
      <text:p text:style-name="P165">- <text:span text:style-name="T164">Оно приближается! Я чувствую дрожь земли</text:span><text:span text:style-name="T161">!</text:span><text:span text:style-name="T160"> Надо убираться отсюда!</text:span></text:p>
      <text:p text:style-name="P158"/>
      <text:p text:style-name="P167"><text:soft-page-break/>Последнюю порцию барахла Джет утрамбовала, с размаху усевшись на рюкзак. Тот жалобно скрипнул.</text:p>
      <text:p text:style-name="P167"/>
      <text:p text:style-name="P167">- <text:span text:style-name="T163">Да вставай же!</text:span></text:p>
      <text:p text:style-name="P168">Не дождавшись, Джет нетерпеливо прыгнула ко мне и, поддев мордой, перевела в сидячее положение.</text:p>
      <text:p text:style-name="P168">Рюкзак, облегчённо крякнув, вывалил половину содержимого на землю.</text:p>
      <text:p text:style-name="P168"/>
      <text:p text:style-name="P169">Две недели! Две грёбаные недели мы скрытно пробираемся к горам, как какие-то <text:span text:style-name="T165">беглые каторжники</text:span>. </text:p>
      <text:p text:style-name="P169">За нами гонятся. <text:span text:style-name="T165">Один раз мы чуть не попались. Джет вышла к деревушке купить продуктов, и кто-то на неё настучал. </text:span></text:p>
      <text:p text:style-name="P169"/>
      <text:p text:style-name="P166">(<text:span text:style-name="T159">Джет</text:span> – единственная, кто помогает Хуману в этом времени. <text:span text:style-name="T164">За Хумом гонится щупальце Твари - Иггуса</text:spa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9">(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55">сама </text:span>Сел стала статуей, <text:span text:style-name="T155">а Луну закинуло на луну</text:span>).</text:p>
      <text:p text:style-name="P155"/>
      <text:p text:style-name="P155">Сон 2:</text:p>
      <text:p text:style-name="P155"/>
      <text:p text:style-name="P160">Анон в теле жеребца – Фолаут Эквестрия</text:p>
      <text:p text:style-name="P155"><text:soft-page-break/></text:p>
      <text:p text:style-name="P155">Сон 3:</text:p>
      <text:p text:style-name="P155"/>
      <text:p text:style-name="P155">Сон 4:</text:p>
      <text:p text:style-name="P155">Сон 5:</text:p>
      <text:p text:style-name="P155"/>
      <text:p text:style-name="P155">Сборка в Эквестри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11-11T01:56:23.855817602</dc:date>
    <meta:editing-duration>P16DT12H13M57S</meta:editing-duration>
    <meta:editing-cycles>327</meta:editing-cycles>
    <meta:generator>LibreOffice/5.1.6.2$Linux_X86_64 LibreOffice_project/10m0$Build-2</meta:generator>
    <meta:document-statistic meta:table-count="0" meta:image-count="0" meta:object-count="0" meta:page-count="24" meta:paragraph-count="285" meta:word-count="7200" meta:character-count="48409" meta:non-whitespace-character-count="41374"/>
  </office:meta>
</office:document-meta>
</file>